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82.66pt"/>
    </style:style>
    <style:style style:name="co4" style:family="table-column">
      <style:table-column-properties fo:break-before="auto" style:column-width="31.29pt"/>
    </style:style>
    <style:style style:name="co5" style:family="table-column">
      <style:table-column-properties fo:break-before="auto" style:column-width="98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123"/>
    <style:style style:name="ce8" style:family="table-cell" style:parent-style-name="Default" style:data-style-name="N121"/>
    <style:style style:name="ce2" style:family="table-cell" style:parent-style-name="Default">
      <style:table-cell-properties fo:background-color="#d3d3d3"/>
    </style:style>
    <style:style style:name="ce15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e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row table:style-name="ro1">
          <table:table-cell table:style-name="ce1" office:value-type="string" calcext:value-type="string">
            <text:p>Road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:.F10];MATCH([.C1];[.E3:.E10];1))" office:value-type="float" office:value="1.33333333333333" calcext:value-type="float">
            <text:p>1.3333333333333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5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)" office:value-type="float" office:value="3.33333333333333" calcext:value-type="float">
            <text:p>3.333</text:p>
          </table:table-cell>
        </table:table-row>
        <table:table-row table:style-name="ro1">
          <table:table-cell office:value-type="string" calcext:value-type="string">
            <text:p>Wagon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)" office:value-type="float" office:value="1.33333333333333" calcext:value-type="float">
            <text:p>1.333</text:p>
          </table:table-cell>
        </table:table-row>
        <table:table-row table:style-name="ro1">
          <table:table-cell office:value-type="string" calcext:value-type="string">
            <text:p>Conestoga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4" calcext:value-type="float">
            <text:p>4.0</text:p>
          </table:table-cell>
          <table:table-cell table:formula="of:=20*[.B5]/(15*[.C5]*[.D5])" office:value-type="float" office:value="1.11111111111111" calcext:value-type="float">
            <text:p>1.111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13:.F20];MATCH([.C11];[.E13:.E20];1))" office:value-type="float" office:value="0.1125" calcext:value-type="float">
            <text:p>0.1125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5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13]/([.C13]*[.D13])" office:value-type="float" office:value="0.147888792354474" calcext:value-type="float">
            <text:p>0.148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14]/([.C14]*[.D14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90" calcext:value-type="float">
            <text:p>9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.00</text:p>
          </table:table-cell>
          <table:table-cell office:value-type="float" office:value="3" calcext:value-type="float">
            <text:p>3.0</text:p>
          </table:table-cell>
          <table:table-cell table:formula="of:=[.B15]/([.C15]*[.D15])" office:value-type="float" office:value="0.1125" calcext:value-type="float">
            <text:p>0.113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" calcext:value-type="float">
            <text:p>4.0</text:p>
          </table:table-cell>
          <table:table-cell table:formula="of:=[.B16]/([.C16]*[.D16])" office:value-type="float" office:value="0.11348" calcext:value-type="float">
            <text:p>0.113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23:.F30];MATCH([.C21];[.E23:.E30];1))" office:value-type="float" office:value="0.11348" calcext:value-type="float">
            <text:p>0.11348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5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Ancient Cargo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formula="of:=5*1.151*(8/28.37)" office:value-type="float" office:value="1.62284102925626" calcext:value-type="float">
            <text:p>1.62</text:p>
          </table:table-cell>
          <table:table-cell office:value-type="float" office:value="1" calcext:value-type="float">
            <text:p>1.0</text:p>
          </table:table-cell>
          <table:table-cell table:formula="of:=[.B23]/([.C23]*[.D23])" office:value-type="float" office:value="0.147888792354474" calcext:value-type="float">
            <text:p>0.148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24]/([.C24]*[.D24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formula="of:=50/28.37" office:value-type="float" office:value="1.76242509693338" calcext:value-type="float">
            <text:p>1.76</text:p>
          </table:table-cell>
          <table:table-cell office:value-type="float" office:value="3" calcext:value-type="float">
            <text:p>3.0</text:p>
          </table:table-cell>
          <table:table-cell table:formula="of:=[.B25]/([.C25]*[.D25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26]/([.C26]*[.D26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27]/([.C27]*[.D27])" office:value-type="float" office:value="0.077682576695063" calcext:value-type="float">
            <text:p>0.07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t =</text:p>
          </table:table-cell>
          <table:table-cell table:style-name="ce1" table:formula="of:=INDEX([.F33:.F40];MATCH([.C31];[.E33:.E40];1))" office:value-type="float" office:value="0.16410071942446" calcext:value-type="float">
            <text:p>0.16410071942446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5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</table:table-row>
        <table:table-row table:style-name="ro1">
          <table:table-cell office:value-type="string" calcext:value-type="string">
            <text:p>Knarr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(9.3+((18.5-9.3)/2))*(8/45.62)" office:value-type="float" office:value="2.43752740026304" calcext:value-type="float">
            <text:p>2.44</text:p>
          </table:table-cell>
          <table:table-cell office:value-type="float" office:value="2" calcext:value-type="float">
            <text:p>2.0</text:p>
          </table:table-cell>
          <table:table-cell table:formula="of:=[.B33]/([.C33]*[.D33])" office:value-type="float" office:value="0.16410071942446" calcext:value-type="float">
            <text:p>0.164</text:p>
          </table:table-cell>
        </table:table-row>
        <table:table-row table:style-name="ro1">
          <table:table-cell office:value-type="string" calcext:value-type="string">
            <text:p>Baghla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9*1.151*(6/28.37)" office:value-type="float" office:value="2.19083538949595" calcext:value-type="float">
            <text:p>2.19</text:p>
          </table:table-cell>
          <table:table-cell office:value-type="float" office:value="4" calcext:value-type="float">
            <text:p>4.0</text:p>
          </table:table-cell>
          <table:table-cell table:formula="of:=[.B34]/([.C34]*[.D34])" office:value-type="float" office:value="0.136934066994884" calcext:value-type="float">
            <text:p>0.137</text:p>
          </table:table-cell>
        </table:table-row>
        <table:table-row table:style-name="ro1">
          <table:table-cell office:value-type="string" calcext:value-type="string">
            <text:p>Caravel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75/28.37" office:value-type="float" office:value="2.64363764540007" calcext:value-type="float">
            <text:p>2.64</text:p>
          </table:table-cell>
          <table:table-cell office:value-type="float" office:value="4.1" calcext:value-type="float">
            <text:p>4.1</text:p>
          </table:table-cell>
          <table:table-cell table:formula="of:=[.B35]/([.C35]*[.D35])" office:value-type="float" office:value="0.11348" calcext:value-type="float">
            <text:p>0.113</text:p>
          </table:table-cell>
        </table:table-row>
        <table:table-row table:style-name="ro1">
          <table:table-cell office:value-type="string" calcext:value-type="string">
            <text:p>Carrack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table:formula="of:=6691/((71+(5/24))*45.6209)" office:value-type="float" office:value="2.05966391444593" calcext:value-type="float">
            <text:p>2.06</text:p>
          </table:table-cell>
          <table:table-cell office:value-type="float" office:value="4.5" calcext:value-type="float">
            <text:p>4.5</text:p>
          </table:table-cell>
          <table:table-cell table:formula="of:=[.B36]/([.C36]*[.D36])" office:value-type="float" office:value="0.077682576695063" calcext:value-type="float">
            <text:p>0.078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table table:name="Dists" table:style-name="ta1">
        <table:table-column table:style-name="co7" table:default-cell-style-name="Default"/>
        <table:table-column table:style-name="co7" table:number-columns-repeated="23" table:default-cell-style-name="ce3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Road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1])-COLUMN([.A1]); ROW()-ROW([.A1])+COLUMN([.A1])))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1])-COLUMN([.A1]); ROW()-ROW([.A1])+COLUMN([.A1])))" office:value-type="float" office:value="4" calcext:value-type="float">
            <text:p>4</text:p>
          </table:table-cell>
          <table:table-cell table:style-name="ce15" table:formula="of:=INDIRECT(ADDRESS(COLUMN()+ROW([.A1])-COLUMN([.A1]); ROW()-ROW([.A1])+COLUMN([.A1])))" office:value-type="float" office:value="16" calcext:value-type="float">
            <text:p>16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15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table:style-name="ce1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7" calcext:value-type="float">
            <text:p>7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0" calcext:value-type="float">
            <text:p>1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1" calcext:value-type="float">
            <text:p>11</text:p>
          </table:table-cell>
          <table:table-cell table:style-name="ce15" table:formula="of:=INDIRECT(ADDRESS(COLUMN()+ROW([.A1])-COLUMN([.A1]); ROW()-ROW([.A1])+COLUMN([.A1])))" office:value-type="float" office:value="9" calcext:value-type="float">
            <text:p>9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Default"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" calcext:value-type="float">
            <text:p>5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2" calcext:value-type="float">
            <text:p>1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5" table:formula="of:=INDIRECT(ADDRESS(COLUMN()+ROW([.A1])-COLUMN([.A1]); ROW()-ROW([.A1])+COLUMN([.A1])))" office:value-type="float" office:value="7" calcext:value-type="float">
            <text:p>7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9" calcext:value-type="float">
            <text:p>9</text:p>
          </table:table-cell>
          <table:table-cell table:style-name="ce15" table:formula="of:=INDIRECT(ADDRESS(COLUMN()+ROW([.A1])-COLUMN([.A1]); ROW()-ROW([.A1])+COLUMN([.A1]))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" calcext:value-type="float">
            <text:p>2</text:p>
          </table:table-cell>
          <table:table-cell table:formula="of:=INDIRECT(ADDRESS(COLUMN()+ROW([.A1])-COLUMN([.A1]); ROW()-ROW([.A1])+COLUMN([.A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River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26])-COLUMN([.A26]); ROW()-ROW([.A26])+COLUMN([.A26])))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48" calcext:value-type="float">
            <text:p>48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5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26])-COLUMN([.A26]); ROW()-ROW([.A26])+COLUMN([.A26])))" office:value-type="float" office:value="24" calcext:value-type="float">
            <text:p>24</text:p>
          </table:table-cell>
          <table:table-cell table:style-name="ce15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15" table:formula="of:=INDIRECT(ADDRESS(COLUMN()+ROW([.A26])-COLUMN([.A26]); ROW()-ROW([.A26])+COLUMN([.A26])))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3"/>
          <table:table-cell table:style-name="ce15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26])-COLUMN([.A26]); ROW()-ROW([.A26])+COLUMN([.A26])))" office:value-type="float" office:value="28" calcext:value-type="float">
            <text:p>2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50" calcext:value-type="float">
            <text:p>50</text:p>
          </table:table-cell>
          <table:table-cell table:style-name="ce15" table:formula="of:=INDIRECT(ADDRESS(COLUMN()+ROW([.A26])-COLUMN([.A26]); ROW()-ROW([.A26])+COLUMN([.A26])))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15" office:value-type="float" office:value="15" calcext:value-type="float">
            <text:p>15</text:p>
          </table:table-cell>
          <table:table-cell/>
          <table:table-cell table:style-name="ce15" office:value-type="float" office:value="14" calcext:value-type="float">
            <text:p>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4" calcext:value-type="float">
            <text:p>4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5" table:formula="of:=INDIRECT(ADDRESS(COLUMN()+ROW([.A26])-COLUMN([.A26]); ROW()-ROW([.A26])+COLUMN([.A26])))" office:value-type="float" office:value="9" calcext:value-type="float">
            <text:p>9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15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7" calcext:value-type="float">
            <text:p>17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Default"/>
          <table:table-cell table:style-name="ce15" office:value-type="float" office:value="4" calcext:value-type="float">
            <text:p>4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5" table:formula="of:=INDIRECT(ADDRESS(COLUMN()+ROW([.A26])-COLUMN([.A26]); ROW()-ROW([.A26])+COLUMN([.A26])))" office:value-type="float" office:value="13" calcext:value-type="float">
            <text:p>1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4" calcext:value-type="float">
            <text:p>14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5" calcext:value-type="float">
            <text:p>15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4" calcext:value-type="float">
            <text:p>4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5" table:formula="of:=INDIRECT(ADDRESS(COLUMN()+ROW([.A26])-COLUMN([.A26]); ROW()-ROW([.A26])+COLUMN([.A26])))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4" calcext:value-type="float">
            <text:p>14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1" calcext:value-type="float">
            <text:p>1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3" calcext:value-type="float">
            <text:p>3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15" table:formula="of:=INDIRECT(ADDRESS(COLUMN()+ROW([.A26])-COLUMN([.A26]); ROW()-ROW([.A26])+COLUMN([.A26])))" office:value-type="float" office:value="8" calcext:value-type="float">
            <text:p>8</text:p>
          </table:table-cell>
          <table:table-cell table:formula="of:=INDIRECT(ADDRESS(COLUMN()+ROW([.A26])-COLUMN([.A26]); ROW()-ROW([.A26])+COLUMN([.A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Sea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1" calcext:value-type="float">
            <text:p>21</text:p>
          </table:table-cell>
          <table:table-cell/>
          <table:table-cell table:style-name="ce15" office:value-type="float" office:value="30" calcext:value-type="float">
            <text:p>30</text:p>
          </table:table-cell>
          <table:table-cell/>
          <table:table-cell table:style-name="ce15" office:value-type="float" office:value="37" calcext:value-type="float">
            <text:p>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11" calcext:value-type="float">
            <text:p>11</text:p>
          </table:table-cell>
          <table:table-cell/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2" calcext:value-type="float">
            <text:p>2</text:p>
          </table:table-cell>
          <table:table-cell table:style-name="ce15" table:formula="of:=INDIRECT(ADDRESS(COLUMN()+ROW([.A51])-COLUMN([.A51]); ROW()-ROW([.A51])+COLUMN([.A51])))" office:value-type="float" office:value="11" calcext:value-type="float">
            <text:p>11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4" calcext:value-type="float">
            <text:p>24</text:p>
          </table:table-cell>
          <table:table-cell table:style-name="Default"/>
          <table:table-cell table:style-name="ce15" office:value-type="float" office:value="27" calcext:value-type="float">
            <text:p>27</text:p>
          </table:table-cell>
          <table:table-cell/>
          <table:table-cell table:style-name="ce15" office:value-type="float" office:value="34" calcext:value-type="float">
            <text:p>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4" calcext:value-type="float">
            <text:p>54</text:p>
          </table:table-cell>
          <table:table-cell/>
          <table:table-cell table:style-name="ce15" office:value-type="float" office:value="43" calcext:value-type="float">
            <text:p>43</text:p>
          </table:table-cell>
          <table:table-cell/>
          <table:table-cell table:style-name="ce15" office:value-type="float" office:value="34" calcext:value-type="float">
            <text:p>34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13" calcext:value-type="float">
            <text:p>13</text:p>
          </table:table-cell>
          <table:table-cell table:style-name="ce15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10" calcext:value-type="float">
            <text:p>10</text:p>
          </table:table-cell>
          <table:table-cell table:style-name="ce15" table:formula="of:=INDIRECT(ADDRESS(COLUMN()+ROW([.A51])-COLUMN([.A51]); ROW()-ROW([.A51])+COLUMN([.A51])))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/>
          <table:table-cell table:style-name="ce15" office:value-type="float" office:value="22" calcext:value-type="float">
            <text:p>22</text:p>
          </table:table-cell>
          <table:table-cell/>
          <table:table-cell table:style-name="ce15" office:value-type="float" office:value="29" calcext:value-type="float">
            <text:p>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21" calcext:value-type="float">
            <text:p>21</text:p>
          </table:table-cell>
          <table:table-cell table:style-name="ce15" table:formula="of:=INDIRECT(ADDRESS(COLUMN()+ROW([.A51])-COLUMN([.A51]); ROW()-ROW([.A51])+COLUMN([.A51])))" office:value-type="float" office:value="17" calcext:value-type="float">
            <text:p>17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24" calcext:value-type="float">
            <text:p>24</text:p>
          </table:table-cell>
          <table:table-cell table:style-name="ce15" table:formula="of:=INDIRECT(ADDRESS(COLUMN()+ROW([.A51])-COLUMN([.A51]); ROW()-ROW([.A51])+COLUMN([.A51])))" office:value-type="float" office:value="54" calcext:value-type="float">
            <text:p>54</text:p>
          </table:table-cell>
          <table:table-cell table:style-name="ce15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27" calcext:value-type="float">
            <text:p>27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30" calcext:value-type="float">
            <text:p>3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5" table:formula="of:=INDIRECT(ADDRESS(COLUMN()+ROW([.A51])-COLUMN([.A51]); ROW()-ROW([.A51])+COLUMN([.A51])))" office:value-type="float" office:value="43" calcext:value-type="float">
            <text:p>43</text:p>
          </table:table-cell>
          <table:table-cell table:style-name="ce15" table:formula="of:=INDIRECT(ADDRESS(COLUMN()+ROW([.A51])-COLUMN([.A51]); ROW()-ROW([.A51])+COLUMN([.A51])))" office:value-type="float" office:value="22" calcext:value-type="float">
            <text:p>22</text:p>
          </table:table-cell>
          <table:table-cell table:style-name="ce15" table:formula="of:=INDIRECT(ADDRESS(COLUMN()+ROW([.A51])-COLUMN([.A51]); ROW()-ROW([.A51])+COLUMN([.A51])))" office:value-type="float" office:value="27" calcext:value-type="float">
            <text:p>27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15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8" calcext:value-type="float">
            <text:p>8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37" calcext:value-type="float">
            <text:p>3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5" table:formula="of:=INDIRECT(ADDRESS(COLUMN()+ROW([.A51])-COLUMN([.A51]); ROW()-ROW([.A51])+COLUMN([.A51])))" office:value-type="float" office:value="34" calcext:value-type="float">
            <text:p>34</text:p>
          </table:table-cell>
          <table:table-cell table:style-name="ce15" table:formula="of:=INDIRECT(ADDRESS(COLUMN()+ROW([.A51])-COLUMN([.A51]); ROW()-ROW([.A51])+COLUMN([.A51])))" office:value-type="float" office:value="29" calcext:value-type="float">
            <text:p>29</text:p>
          </table:table-cell>
          <table:table-cell table:style-name="ce15" table:formula="of:=INDIRECT(ADDRESS(COLUMN()+ROW([.A51])-COLUMN([.A51]); ROW()-ROW([.A51])+COLUMN([.A51])))" office:value-type="float" office:value="35" calcext:value-type="float">
            <text:p>35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14" calcext:value-type="float">
            <text:p>14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17" calcext:value-type="float">
            <text:p>17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15" table:formula="of:=INDIRECT(ADDRESS(COLUMN()+ROW([.A51])-COLUMN([.A51]); ROW()-ROW([.A51])+COLUMN([.A51])))" office:value-type="float" office:value="22" calcext:value-type="float">
            <text:p>22</text:p>
          </table:table-cell>
          <table:table-cell table:formula="of:=INDIRECT(ADDRESS(COLUMN()+ROW([.A51])-COLUMN([.A51]); ROW()-ROW([.A51])+COLUMN([.A5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Ocean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76])-COLUMN([.A76]); ROW()-ROW([.A76])+COLUMN([.A76])))" office:value-type="float" office:value="33" calcext:value-type="float">
            <text:p>33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table:style-name="ce1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12" calcext:value-type="float">
            <text:p>12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15" calcext:value-type="float">
            <text:p>1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5"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15" calcext:value-type="float">
            <text:p>15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3" calcext:value-type="float">
            <text:p>23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4" calcext:value-type="float">
            <text:p>24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0" calcext:value-type="float">
            <text:p>2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15" table:formula="of:=INDIRECT(ADDRESS(COLUMN()+ROW([.A76])-COLUMN([.A76]); ROW()-ROW([.A76])+COLUMN([.A76])))" office:value-type="float" office:value="25" calcext:value-type="float">
            <text:p>25</text:p>
          </table:table-cell>
          <table:table-cell table:formula="of:=INDIRECT(ADDRESS(COLUMN()+ROW([.A76])-COLUMN([.A76]); ROW()-ROW([.A76])+COLUMN([.A7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Tariff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5"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3"/>
          <table:table-cell table:style-name="ce15" office:value-type="float" office:value="1.1" calcext:value-type="float">
            <text:p>1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1.1" calcext:value-type="float">
            <text:p>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3"/>
          <table:table-cell table:number-columns-repeated="2" table:style-name="ce15" office:value-type="float" office:value="1.1" calcext:value-type="float">
            <text:p>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2"/>
          <table:table-cell table:number-columns-repeated="3" table:style-name="ce15" office:value-type="float" office:value="1.1" calcext:value-type="float">
            <text:p>1.1</text:p>
          </table:table-cell>
          <table:table-cell/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1.1" calcext:value-type="float">
            <text:p>1.1</text:p>
          </table:table-cell>
          <table:table-cell/>
          <table:table-cell table:number-columns-repeated="2" table:style-name="ce15" office:value-type="float" office:value="1.1" calcext:value-type="float">
            <text:p>1.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 table:number-columns-repeated="5"/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1.1" calcext:value-type="float">
            <text:p>1.1</text:p>
          </table:table-cell>
          <table:table-cell table:number-columns-repeated="2"/>
          <table:table-cell table:style-name="ce15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1.1" calcext:value-type="float">
            <text:p>1.1</text:p>
          </table:table-cell>
          <table:table-cell table:style-name="Default"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/>
          <table:table-cell table:style-name="ce15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1.1" calcext:value-type="float">
            <text:p>1.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15" table:formula="of:=INDIRECT(ADDRESS(COLUMN()+ROW([.A101])-COLUMN([.A101]); ROW()-ROW([.A101])+COLUMN([.A101])))" office:value-type="float" office:value="1.1" calcext:value-type="float">
            <text:p>1.1</text:p>
          </table:table-cell>
          <table:table-cell table:formula="of:=INDIRECT(ADDRESS(COLUMN()+ROW([.A101])-COLUMN([.A101]); ROW()-ROW([.A101])+COLUMN([.A101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style-name="ce1" office:value-type="string" calcext:value-type="string">
            <text:p>Markup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style-name="ce15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number-columns-repeated="3" table:style-name="ce15" office:value-type="float" office:value="2" calcext:value-type="float">
            <text:p>2</text:p>
          </table:table-cell>
          <table:table-cell/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15" office:value-type="float" office:value="2" calcext:value-type="float">
            <text:p>2</text:p>
          </table:table-cell>
          <table:table-cell/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5"/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2" calcext:value-type="float">
            <text:p>2</text:p>
          </table:table-cell>
          <table:table-cell table:style-name="Default"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15" table:formula="of:=INDIRECT(ADDRESS(COLUMN()+ROW([.A126])-COLUMN([.A126]); ROW()-ROW([.A126])+COLUMN([.A126])))" office:value-type="float" office:value="2" calcext:value-type="float">
            <text:p>2</text:p>
          </table:table-cell>
          <table:table-cell table:formula="of:=INDIRECT(ADDRESS(COLUMN()+ROW([.A126])-COLUMN([.A126]); ROW()-ROW([.A126])+COLUMN([.A126]))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</table:table>
      <table:table table:name="Costs" table:style-name="ta1">
        <table:table-column table:style-name="co7" table:default-cell-style-name="Default"/>
        <table:table-column table:style-name="co7" table:number-columns-repeated="23" table:default-cell-style-name="ce3"/>
        <table:table-column table:style-name="co7" table:number-columns-repeated="1000" table:default-cell-style-name="Default"/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C127]+[$Dists.C102]-1)*([$Dists.C2]*[$Tech.$E$1]+[$Dists.C27]*[$Tech.$E$11]+[$Dists.C52]*[$Tech.$E$21]+[$Dists.C77]*[$Tech.$E$31])" office:value-type="float" office:value="62.615" calcext:value-type="float">
            <text:p>62.615</text:p>
          </table:table-cell>
          <table:table-cell table:style-name="ce15" table:formula="of:=([$Dists.D127]+[$Dists.D102]-1)*([$Dists.D2]*[$Tech.$E$1]+[$Dists.D27]*[$Tech.$E$11]+[$Dists.D52]*[$Tech.$E$21]+[$Dists.D77]*[$Tech.$E$31])" office:value-type="float" office:value="12.3171798561151" calcext:value-type="float">
            <text:p>12.3171798561151</text:p>
          </table:table-cell>
          <table:table-cell table:style-name="ce15" table:formula="of:=([$Dists.E127]+[$Dists.E102]-1)*([$Dists.E2]*[$Tech.$E$1]+[$Dists.E27]*[$Tech.$E$11]+[$Dists.E52]*[$Tech.$E$21]+[$Dists.E77]*[$Tech.$E$31])" office:value-type="float" office:value="16.87" calcext:value-type="float">
            <text:p>16.87</text:p>
          </table:table-cell>
          <table:table-cell table:style-name="ce15" table:formula="of:=([$Dists.F127]+[$Dists.F102]-1)*([$Dists.F2]*[$Tech.$E$1]+[$Dists.F27]*[$Tech.$E$11]+[$Dists.F52]*[$Tech.$E$21]+[$Dists.F77]*[$Tech.$E$31])" office:value-type="float" office:value="26.215" calcext:value-type="float">
            <text:p>26.215</text:p>
          </table:table-cell>
          <table:table-cell table:formula="of:=([$Dists.G127]+[$Dists.G102]-1)*([$Dists.G2]*[$Tech.$E$1]+[$Dists.G27]*[$Tech.$E$11]+[$Dists.G52]*[$Tech.$E$21]+[$Dists.G77]*[$Tech.$E$31])" office:value-type="float" office:value="-0" calcext:value-type="float">
            <text:p>0</text:p>
          </table:table-cell>
          <table:table-cell table:formula="of:=([$Dists.H127]+[$Dists.H102]-1)*([$Dists.H2]*[$Tech.$E$1]+[$Dists.H27]*[$Tech.$E$11]+[$Dists.H52]*[$Tech.$E$21]+[$Dists.H77]*[$Tech.$E$31])" office:value-type="float" office:value="-0" calcext:value-type="float">
            <text:p>0</text:p>
          </table:table-cell>
          <table:table-cell table:formula="of:=([$Dists.I127]+[$Dists.I102]-1)*([$Dists.I2]*[$Tech.$E$1]+[$Dists.I27]*[$Tech.$E$11]+[$Dists.I52]*[$Tech.$E$21]+[$Dists.I77]*[$Tech.$E$31])" office:value-type="float" office:value="-0" calcext:value-type="float">
            <text:p>0</text:p>
          </table:table-cell>
          <table:table-cell table:formula="of:=([$Dists.J127]+[$Dists.J102]-1)*([$Dists.J2]*[$Tech.$E$1]+[$Dists.J27]*[$Tech.$E$11]+[$Dists.J52]*[$Tech.$E$21]+[$Dists.J77]*[$Tech.$E$31])" office:value-type="float" office:value="-0" calcext:value-type="float">
            <text:p>0</text:p>
          </table:table-cell>
          <table:table-cell table:formula="of:=([$Dists.K127]+[$Dists.K102]-1)*([$Dists.K2]*[$Tech.$E$1]+[$Dists.K27]*[$Tech.$E$11]+[$Dists.K52]*[$Tech.$E$21]+[$Dists.K77]*[$Tech.$E$31])" office:value-type="float" office:value="-0" calcext:value-type="float">
            <text:p>0</text:p>
          </table:table-cell>
          <table:table-cell table:formula="of:=([$Dists.L127]+[$Dists.L102]-1)*([$Dists.L2]*[$Tech.$E$1]+[$Dists.L27]*[$Tech.$E$11]+[$Dists.L52]*[$Tech.$E$21]+[$Dists.L77]*[$Tech.$E$31])" office:value-type="float" office:value="-0" calcext:value-type="float">
            <text:p>0</text:p>
          </table:table-cell>
          <table:table-cell table:formula="of:=([$Dists.M127]+[$Dists.M102]-1)*([$Dists.M2]*[$Tech.$E$1]+[$Dists.M27]*[$Tech.$E$11]+[$Dists.M52]*[$Tech.$E$21]+[$Dists.M77]*[$Tech.$E$31])" office:value-type="float" office:value="-0" calcext:value-type="float">
            <text:p>0</text:p>
          </table:table-cell>
          <table:table-cell table:formula="of:=([$Dists.N127]+[$Dists.N102]-1)*([$Dists.N2]*[$Tech.$E$1]+[$Dists.N27]*[$Tech.$E$11]+[$Dists.N52]*[$Tech.$E$21]+[$Dists.N77]*[$Tech.$E$31])" office:value-type="float" office:value="-0" calcext:value-type="float">
            <text:p>0</text:p>
          </table:table-cell>
          <table:table-cell table:formula="of:=([$Dists.O127]+[$Dists.O102]-1)*([$Dists.O2]*[$Tech.$E$1]+[$Dists.O27]*[$Tech.$E$11]+[$Dists.O52]*[$Tech.$E$21]+[$Dists.O77]*[$Tech.$E$31])" office:value-type="float" office:value="-0" calcext:value-type="float">
            <text:p>0</text:p>
          </table:table-cell>
          <table:table-cell table:formula="of:=([$Dists.P127]+[$Dists.P102]-1)*([$Dists.P2]*[$Tech.$E$1]+[$Dists.P27]*[$Tech.$E$11]+[$Dists.P52]*[$Tech.$E$21]+[$Dists.P77]*[$Tech.$E$31])" office:value-type="float" office:value="-0" calcext:value-type="float">
            <text:p>0</text:p>
          </table:table-cell>
          <table:table-cell table:formula="of:=([$Dists.Q127]+[$Dists.Q102]-1)*([$Dists.Q2]*[$Tech.$E$1]+[$Dists.Q27]*[$Tech.$E$11]+[$Dists.Q52]*[$Tech.$E$21]+[$Dists.Q77]*[$Tech.$E$31])" office:value-type="float" office:value="-0" calcext:value-type="float">
            <text:p>0</text:p>
          </table:table-cell>
          <table:table-cell table:formula="of:=([$Dists.R127]+[$Dists.R102]-1)*([$Dists.R2]*[$Tech.$E$1]+[$Dists.R27]*[$Tech.$E$11]+[$Dists.R52]*[$Tech.$E$21]+[$Dists.R77]*[$Tech.$E$31])" office:value-type="float" office:value="-0" calcext:value-type="float">
            <text:p>0</text:p>
          </table:table-cell>
          <table:table-cell table:formula="of:=([$Dists.S127]+[$Dists.S102]-1)*([$Dists.S2]*[$Tech.$E$1]+[$Dists.S27]*[$Tech.$E$11]+[$Dists.S52]*[$Tech.$E$21]+[$Dists.S77]*[$Tech.$E$31])" office:value-type="float" office:value="-0" calcext:value-type="float">
            <text:p>0</text:p>
          </table:table-cell>
          <table:table-cell table:formula="of:=([$Dists.T127]+[$Dists.T102]-1)*([$Dists.T2]*[$Tech.$E$1]+[$Dists.T27]*[$Tech.$E$11]+[$Dists.T52]*[$Tech.$E$21]+[$Dists.T77]*[$Tech.$E$31])" office:value-type="float" office:value="-0" calcext:value-type="float">
            <text:p>0</text:p>
          </table:table-cell>
          <table:table-cell table:formula="of:=([$Dists.U127]+[$Dists.U102]-1)*([$Dists.U2]*[$Tech.$E$1]+[$Dists.U27]*[$Tech.$E$11]+[$Dists.U52]*[$Tech.$E$21]+[$Dists.U77]*[$Tech.$E$31])" office:value-type="float" office:value="-0" calcext:value-type="float">
            <text:p>0</text:p>
          </table:table-cell>
          <table:table-cell table:formula="of:=([$Dists.V127]+[$Dists.V102]-1)*([$Dists.V2]*[$Tech.$E$1]+[$Dists.V27]*[$Tech.$E$11]+[$Dists.V52]*[$Tech.$E$21]+[$Dists.V77]*[$Tech.$E$31])" office:value-type="float" office:value="-0" calcext:value-type="float">
            <text:p>0</text:p>
          </table:table-cell>
          <table:table-cell table:formula="of:=([$Dists.W127]+[$Dists.W102]-1)*([$Dists.W2]*[$Tech.$E$1]+[$Dists.W27]*[$Tech.$E$11]+[$Dists.W52]*[$Tech.$E$21]+[$Dists.W77]*[$Tech.$E$31])" office:value-type="float" office:value="-0" calcext:value-type="float">
            <text:p>0</text:p>
          </table:table-cell>
          <table:table-cell table:formula="of:=([$Dists.X127]+[$Dists.X102]-1)*([$Dists.X2]*[$Tech.$E$1]+[$Dists.X27]*[$Tech.$E$11]+[$Dists.X52]*[$Tech.$E$21]+[$Dists.X77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ko</text:p>
          </table:table-cell>
          <table:table-cell table:style-name="ce15" table:formula="of:=INDIRECT(ADDRESS(COLUMN()+ROW([.A1])-COLUMN([.A1]); ROW()-ROW([.A1])+COLUMN([.A1])))" office:value-type="float" office:value="62.615" calcext:value-type="float">
            <text:p>62.615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D128]+[$Dists.D103]-1)*([$Dists.D3]*[$Tech.$E$1]+[$Dists.D28]*[$Tech.$E$11]+[$Dists.D53]*[$Tech.$E$21]+[$Dists.D78]*[$Tech.$E$31])" office:value-type="float" office:value="56.6125" calcext:value-type="float">
            <text:p>56.6125</text:p>
          </table:table-cell>
          <table:table-cell table:style-name="ce15" table:formula="of:=([$Dists.E128]+[$Dists.E103]-1)*([$Dists.E3]*[$Tech.$E$1]+[$Dists.E28]*[$Tech.$E$11]+[$Dists.E53]*[$Tech.$E$21]+[$Dists.E78]*[$Tech.$E$31])" office:value-type="float" office:value="56.14" calcext:value-type="float">
            <text:p>56.14</text:p>
          </table:table-cell>
          <table:table-cell table:formula="of:=([$Dists.F128]+[$Dists.F103]-1)*([$Dists.F3]*[$Tech.$E$1]+[$Dists.F28]*[$Tech.$E$11]+[$Dists.F53]*[$Tech.$E$21]+[$Dists.F78]*[$Tech.$E$31])" office:value-type="float" office:value="-0" calcext:value-type="float">
            <text:p>0</text:p>
          </table:table-cell>
          <table:table-cell table:style-name="ce15" table:formula="of:=([$Dists.G128]+[$Dists.G103]-1)*([$Dists.G3]*[$Tech.$E$1]+[$Dists.G28]*[$Tech.$E$11]+[$Dists.G53]*[$Tech.$E$21]+[$Dists.G78]*[$Tech.$E$31])" office:value-type="float" office:value="4.3715881294964" calcext:value-type="float">
            <text:p>4.3715881294964</text:p>
          </table:table-cell>
          <table:table-cell table:formula="of:=([$Dists.H128]+[$Dists.H103]-1)*([$Dists.H3]*[$Tech.$E$1]+[$Dists.H28]*[$Tech.$E$11]+[$Dists.H53]*[$Tech.$E$21]+[$Dists.H78]*[$Tech.$E$31])" office:value-type="float" office:value="-0" calcext:value-type="float">
            <text:p>0</text:p>
          </table:table-cell>
          <table:table-cell table:formula="of:=([$Dists.I128]+[$Dists.I103]-1)*([$Dists.I3]*[$Tech.$E$1]+[$Dists.I28]*[$Tech.$E$11]+[$Dists.I53]*[$Tech.$E$21]+[$Dists.I78]*[$Tech.$E$31])" office:value-type="float" office:value="-0" calcext:value-type="float">
            <text:p>0</text:p>
          </table:table-cell>
          <table:table-cell table:formula="of:=([$Dists.J128]+[$Dists.J103]-1)*([$Dists.J3]*[$Tech.$E$1]+[$Dists.J28]*[$Tech.$E$11]+[$Dists.J53]*[$Tech.$E$21]+[$Dists.J78]*[$Tech.$E$31])" office:value-type="float" office:value="-0" calcext:value-type="float">
            <text:p>0</text:p>
          </table:table-cell>
          <table:table-cell table:formula="of:=([$Dists.K128]+[$Dists.K103]-1)*([$Dists.K3]*[$Tech.$E$1]+[$Dists.K28]*[$Tech.$E$11]+[$Dists.K53]*[$Tech.$E$21]+[$Dists.K78]*[$Tech.$E$31])" office:value-type="float" office:value="-0" calcext:value-type="float">
            <text:p>0</text:p>
          </table:table-cell>
          <table:table-cell table:formula="of:=([$Dists.L128]+[$Dists.L103]-1)*([$Dists.L3]*[$Tech.$E$1]+[$Dists.L28]*[$Tech.$E$11]+[$Dists.L53]*[$Tech.$E$21]+[$Dists.L78]*[$Tech.$E$31])" office:value-type="float" office:value="-0" calcext:value-type="float">
            <text:p>0</text:p>
          </table:table-cell>
          <table:table-cell table:formula="of:=([$Dists.M128]+[$Dists.M103]-1)*([$Dists.M3]*[$Tech.$E$1]+[$Dists.M28]*[$Tech.$E$11]+[$Dists.M53]*[$Tech.$E$21]+[$Dists.M78]*[$Tech.$E$31])" office:value-type="float" office:value="-0" calcext:value-type="float">
            <text:p>0</text:p>
          </table:table-cell>
          <table:table-cell table:formula="of:=([$Dists.N128]+[$Dists.N103]-1)*([$Dists.N3]*[$Tech.$E$1]+[$Dists.N28]*[$Tech.$E$11]+[$Dists.N53]*[$Tech.$E$21]+[$Dists.N78]*[$Tech.$E$31])" office:value-type="float" office:value="-0" calcext:value-type="float">
            <text:p>0</text:p>
          </table:table-cell>
          <table:table-cell table:formula="of:=([$Dists.O128]+[$Dists.O103]-1)*([$Dists.O3]*[$Tech.$E$1]+[$Dists.O28]*[$Tech.$E$11]+[$Dists.O53]*[$Tech.$E$21]+[$Dists.O78]*[$Tech.$E$31])" office:value-type="float" office:value="-0" calcext:value-type="float">
            <text:p>0</text:p>
          </table:table-cell>
          <table:table-cell table:formula="of:=([$Dists.P128]+[$Dists.P103]-1)*([$Dists.P3]*[$Tech.$E$1]+[$Dists.P28]*[$Tech.$E$11]+[$Dists.P53]*[$Tech.$E$21]+[$Dists.P78]*[$Tech.$E$31])" office:value-type="float" office:value="-0" calcext:value-type="float">
            <text:p>0</text:p>
          </table:table-cell>
          <table:table-cell table:formula="of:=([$Dists.Q128]+[$Dists.Q103]-1)*([$Dists.Q3]*[$Tech.$E$1]+[$Dists.Q28]*[$Tech.$E$11]+[$Dists.Q53]*[$Tech.$E$21]+[$Dists.Q78]*[$Tech.$E$31])" office:value-type="float" office:value="-0" calcext:value-type="float">
            <text:p>0</text:p>
          </table:table-cell>
          <table:table-cell table:formula="of:=([$Dists.R128]+[$Dists.R103]-1)*([$Dists.R3]*[$Tech.$E$1]+[$Dists.R28]*[$Tech.$E$11]+[$Dists.R53]*[$Tech.$E$21]+[$Dists.R78]*[$Tech.$E$31])" office:value-type="float" office:value="-0" calcext:value-type="float">
            <text:p>0</text:p>
          </table:table-cell>
          <table:table-cell table:formula="of:=([$Dists.S128]+[$Dists.S103]-1)*([$Dists.S3]*[$Tech.$E$1]+[$Dists.S28]*[$Tech.$E$11]+[$Dists.S53]*[$Tech.$E$21]+[$Dists.S78]*[$Tech.$E$31])" office:value-type="float" office:value="-0" calcext:value-type="float">
            <text:p>0</text:p>
          </table:table-cell>
          <table:table-cell table:formula="of:=([$Dists.T128]+[$Dists.T103]-1)*([$Dists.T3]*[$Tech.$E$1]+[$Dists.T28]*[$Tech.$E$11]+[$Dists.T53]*[$Tech.$E$21]+[$Dists.T78]*[$Tech.$E$31])" office:value-type="float" office:value="-0" calcext:value-type="float">
            <text:p>0</text:p>
          </table:table-cell>
          <table:table-cell table:formula="of:=([$Dists.U128]+[$Dists.U103]-1)*([$Dists.U3]*[$Tech.$E$1]+[$Dists.U28]*[$Tech.$E$11]+[$Dists.U53]*[$Tech.$E$21]+[$Dists.U78]*[$Tech.$E$31])" office:value-type="float" office:value="-0" calcext:value-type="float">
            <text:p>0</text:p>
          </table:table-cell>
          <table:table-cell table:formula="of:=([$Dists.V128]+[$Dists.V103]-1)*([$Dists.V3]*[$Tech.$E$1]+[$Dists.V28]*[$Tech.$E$11]+[$Dists.V53]*[$Tech.$E$21]+[$Dists.V78]*[$Tech.$E$31])" office:value-type="float" office:value="-0" calcext:value-type="float">
            <text:p>0</text:p>
          </table:table-cell>
          <table:table-cell table:formula="of:=([$Dists.W128]+[$Dists.W103]-1)*([$Dists.W3]*[$Tech.$E$1]+[$Dists.W28]*[$Tech.$E$11]+[$Dists.W53]*[$Tech.$E$21]+[$Dists.W78]*[$Tech.$E$31])" office:value-type="float" office:value="-0" calcext:value-type="float">
            <text:p>0</text:p>
          </table:table-cell>
          <table:table-cell table:formula="of:=([$Dists.X128]+[$Dists.X103]-1)*([$Dists.X3]*[$Tech.$E$1]+[$Dists.X28]*[$Tech.$E$11]+[$Dists.X53]*[$Tech.$E$21]+[$Dists.X78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formula="of:=INDIRECT(ADDRESS(COLUMN()+ROW([.A1])-COLUMN([.A1]); ROW()-ROW([.A1])+COLUMN([.A1])))" office:value-type="float" office:value="12.3171798561151" calcext:value-type="float">
            <text:p>12.3171798561151</text:p>
          </table:table-cell>
          <table:table-cell table:style-name="ce15" table:formula="of:=INDIRECT(ADDRESS(COLUMN()+ROW([.A1])-COLUMN([.A1]); ROW()-ROW([.A1])+COLUMN([.A1])))" office:value-type="float" office:value="56.6125" calcext:value-type="float">
            <text:p>56.6125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E129]+[$Dists.E104]-1)*([$Dists.E4]*[$Tech.$E$1]+[$Dists.E29]*[$Tech.$E$11]+[$Dists.E54]*[$Tech.$E$21]+[$Dists.E79]*[$Tech.$E$31])" office:value-type="float" office:value="3.78" calcext:value-type="float">
            <text:p>3.78</text:p>
          </table:table-cell>
          <table:table-cell table:style-name="ce15" table:formula="of:=([$Dists.F129]+[$Dists.F104]-1)*([$Dists.F4]*[$Tech.$E$1]+[$Dists.F29]*[$Tech.$E$11]+[$Dists.F54]*[$Tech.$E$21]+[$Dists.F79]*[$Tech.$E$31])" office:value-type="float" office:value="20.2125" calcext:value-type="float">
            <text:p>20.2125</text:p>
          </table:table-cell>
          <table:table-cell table:formula="of:=([$Dists.G129]+[$Dists.G104]-1)*([$Dists.G4]*[$Tech.$E$1]+[$Dists.G29]*[$Tech.$E$11]+[$Dists.G54]*[$Tech.$E$21]+[$Dists.G79]*[$Tech.$E$31])" office:value-type="float" office:value="-0" calcext:value-type="float">
            <text:p>0</text:p>
          </table:table-cell>
          <table:table-cell table:style-name="ce15" table:formula="of:=([$Dists.H129]+[$Dists.H104]-1)*([$Dists.H4]*[$Tech.$E$1]+[$Dists.H29]*[$Tech.$E$11]+[$Dists.H54]*[$Tech.$E$21]+[$Dists.H79]*[$Tech.$E$31])" office:value-type="float" office:value="5.6416726618705" calcext:value-type="float">
            <text:p>5.6416726618705</text:p>
          </table:table-cell>
          <table:table-cell table:formula="of:=([$Dists.I129]+[$Dists.I104]-1)*([$Dists.I4]*[$Tech.$E$1]+[$Dists.I29]*[$Tech.$E$11]+[$Dists.I54]*[$Tech.$E$21]+[$Dists.I79]*[$Tech.$E$31])" office:value-type="float" office:value="-0" calcext:value-type="float">
            <text:p>0</text:p>
          </table:table-cell>
          <table:table-cell table:formula="of:=([$Dists.J129]+[$Dists.J104]-1)*([$Dists.J4]*[$Tech.$E$1]+[$Dists.J29]*[$Tech.$E$11]+[$Dists.J54]*[$Tech.$E$21]+[$Dists.J79]*[$Tech.$E$31])" office:value-type="float" office:value="-0" calcext:value-type="float">
            <text:p>0</text:p>
          </table:table-cell>
          <table:table-cell table:formula="of:=([$Dists.K129]+[$Dists.K104]-1)*([$Dists.K4]*[$Tech.$E$1]+[$Dists.K29]*[$Tech.$E$11]+[$Dists.K54]*[$Tech.$E$21]+[$Dists.K79]*[$Tech.$E$31])" office:value-type="float" office:value="-0" calcext:value-type="float">
            <text:p>0</text:p>
          </table:table-cell>
          <table:table-cell table:formula="of:=([$Dists.L129]+[$Dists.L104]-1)*([$Dists.L4]*[$Tech.$E$1]+[$Dists.L29]*[$Tech.$E$11]+[$Dists.L54]*[$Tech.$E$21]+[$Dists.L79]*[$Tech.$E$31])" office:value-type="float" office:value="-0" calcext:value-type="float">
            <text:p>0</text:p>
          </table:table-cell>
          <table:table-cell table:formula="of:=([$Dists.M129]+[$Dists.M104]-1)*([$Dists.M4]*[$Tech.$E$1]+[$Dists.M29]*[$Tech.$E$11]+[$Dists.M54]*[$Tech.$E$21]+[$Dists.M79]*[$Tech.$E$31])" office:value-type="float" office:value="-0" calcext:value-type="float">
            <text:p>0</text:p>
          </table:table-cell>
          <table:table-cell table:formula="of:=([$Dists.N129]+[$Dists.N104]-1)*([$Dists.N4]*[$Tech.$E$1]+[$Dists.N29]*[$Tech.$E$11]+[$Dists.N54]*[$Tech.$E$21]+[$Dists.N79]*[$Tech.$E$31])" office:value-type="float" office:value="-0" calcext:value-type="float">
            <text:p>0</text:p>
          </table:table-cell>
          <table:table-cell table:formula="of:=([$Dists.O129]+[$Dists.O104]-1)*([$Dists.O4]*[$Tech.$E$1]+[$Dists.O29]*[$Tech.$E$11]+[$Dists.O54]*[$Tech.$E$21]+[$Dists.O79]*[$Tech.$E$31])" office:value-type="float" office:value="-0" calcext:value-type="float">
            <text:p>0</text:p>
          </table:table-cell>
          <table:table-cell table:formula="of:=([$Dists.P129]+[$Dists.P104]-1)*([$Dists.P4]*[$Tech.$E$1]+[$Dists.P29]*[$Tech.$E$11]+[$Dists.P54]*[$Tech.$E$21]+[$Dists.P79]*[$Tech.$E$31])" office:value-type="float" office:value="-0" calcext:value-type="float">
            <text:p>0</text:p>
          </table:table-cell>
          <table:table-cell table:formula="of:=([$Dists.Q129]+[$Dists.Q104]-1)*([$Dists.Q4]*[$Tech.$E$1]+[$Dists.Q29]*[$Tech.$E$11]+[$Dists.Q54]*[$Tech.$E$21]+[$Dists.Q79]*[$Tech.$E$31])" office:value-type="float" office:value="-0" calcext:value-type="float">
            <text:p>0</text:p>
          </table:table-cell>
          <table:table-cell table:formula="of:=([$Dists.R129]+[$Dists.R104]-1)*([$Dists.R4]*[$Tech.$E$1]+[$Dists.R29]*[$Tech.$E$11]+[$Dists.R54]*[$Tech.$E$21]+[$Dists.R79]*[$Tech.$E$31])" office:value-type="float" office:value="-0" calcext:value-type="float">
            <text:p>0</text:p>
          </table:table-cell>
          <table:table-cell table:formula="of:=([$Dists.S129]+[$Dists.S104]-1)*([$Dists.S4]*[$Tech.$E$1]+[$Dists.S29]*[$Tech.$E$11]+[$Dists.S54]*[$Tech.$E$21]+[$Dists.S79]*[$Tech.$E$31])" office:value-type="float" office:value="-0" calcext:value-type="float">
            <text:p>0</text:p>
          </table:table-cell>
          <table:table-cell table:formula="of:=([$Dists.T129]+[$Dists.T104]-1)*([$Dists.T4]*[$Tech.$E$1]+[$Dists.T29]*[$Tech.$E$11]+[$Dists.T54]*[$Tech.$E$21]+[$Dists.T79]*[$Tech.$E$31])" office:value-type="float" office:value="-0" calcext:value-type="float">
            <text:p>0</text:p>
          </table:table-cell>
          <table:table-cell table:formula="of:=([$Dists.U129]+[$Dists.U104]-1)*([$Dists.U4]*[$Tech.$E$1]+[$Dists.U29]*[$Tech.$E$11]+[$Dists.U54]*[$Tech.$E$21]+[$Dists.U79]*[$Tech.$E$31])" office:value-type="float" office:value="-0" calcext:value-type="float">
            <text:p>0</text:p>
          </table:table-cell>
          <table:table-cell table:formula="of:=([$Dists.V129]+[$Dists.V104]-1)*([$Dists.V4]*[$Tech.$E$1]+[$Dists.V29]*[$Tech.$E$11]+[$Dists.V54]*[$Tech.$E$21]+[$Dists.V79]*[$Tech.$E$31])" office:value-type="float" office:value="-0" calcext:value-type="float">
            <text:p>0</text:p>
          </table:table-cell>
          <table:table-cell table:formula="of:=([$Dists.W129]+[$Dists.W104]-1)*([$Dists.W4]*[$Tech.$E$1]+[$Dists.W29]*[$Tech.$E$11]+[$Dists.W54]*[$Tech.$E$21]+[$Dists.W79]*[$Tech.$E$31])" office:value-type="float" office:value="-0" calcext:value-type="float">
            <text:p>0</text:p>
          </table:table-cell>
          <table:table-cell table:formula="of:=([$Dists.X129]+[$Dists.X104]-1)*([$Dists.X4]*[$Tech.$E$1]+[$Dists.X29]*[$Tech.$E$11]+[$Dists.X54]*[$Tech.$E$21]+[$Dists.X79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formula="of:=INDIRECT(ADDRESS(COLUMN()+ROW([.A1])-COLUMN([.A1]); ROW()-ROW([.A1])+COLUMN([.A1])))" office:value-type="float" office:value="16.87" calcext:value-type="float">
            <text:p>16.87</text:p>
          </table:table-cell>
          <table:table-cell table:style-name="ce15" table:formula="of:=INDIRECT(ADDRESS(COLUMN()+ROW([.A1])-COLUMN([.A1]); ROW()-ROW([.A1])+COLUMN([.A1])))" office:value-type="float" office:value="56.14" calcext:value-type="float">
            <text:p>56.14</text:p>
          </table:table-cell>
          <table:table-cell table:style-name="ce15" table:formula="of:=INDIRECT(ADDRESS(COLUMN()+ROW([.A1])-COLUMN([.A1]); ROW()-ROW([.A1])+COLUMN([.A1])))" office:value-type="float" office:value="3.78" calcext:value-type="float">
            <text:p>3.78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F130]+[$Dists.F105]-1)*([$Dists.F5]*[$Tech.$E$1]+[$Dists.F30]*[$Tech.$E$11]+[$Dists.F55]*[$Tech.$E$21]+[$Dists.F80]*[$Tech.$E$31])" office:value-type="float" office:value="19.74" calcext:value-type="float">
            <text:p>19.74</text:p>
          </table:table-cell>
          <table:table-cell table:formula="of:=([$Dists.G130]+[$Dists.G105]-1)*([$Dists.G5]*[$Tech.$E$1]+[$Dists.G30]*[$Tech.$E$11]+[$Dists.G55]*[$Tech.$E$21]+[$Dists.G80]*[$Tech.$E$31])" office:value-type="float" office:value="-0" calcext:value-type="float">
            <text:p>0</text:p>
          </table:table-cell>
          <table:table-cell table:formula="of:=([$Dists.H130]+[$Dists.H105]-1)*([$Dists.H5]*[$Tech.$E$1]+[$Dists.H30]*[$Tech.$E$11]+[$Dists.H55]*[$Tech.$E$21]+[$Dists.H80]*[$Tech.$E$31])" office:value-type="float" office:value="-0" calcext:value-type="float">
            <text:p>0</text:p>
          </table:table-cell>
          <table:table-cell table:formula="of:=([$Dists.I130]+[$Dists.I105]-1)*([$Dists.I5]*[$Tech.$E$1]+[$Dists.I30]*[$Tech.$E$11]+[$Dists.I55]*[$Tech.$E$21]+[$Dists.I80]*[$Tech.$E$31])" office:value-type="float" office:value="-0" calcext:value-type="float">
            <text:p>0</text:p>
          </table:table-cell>
          <table:table-cell table:style-name="ce15" table:formula="of:=([$Dists.J130]+[$Dists.J105]-1)*([$Dists.J5]*[$Tech.$E$1]+[$Dists.J30]*[$Tech.$E$11]+[$Dists.J55]*[$Tech.$E$21]+[$Dists.J80]*[$Tech.$E$31])" office:value-type="float" office:value="7.72625" calcext:value-type="float">
            <text:p>7.72625</text:p>
          </table:table-cell>
          <table:table-cell table:formula="of:=([$Dists.K130]+[$Dists.K105]-1)*([$Dists.K5]*[$Tech.$E$1]+[$Dists.K30]*[$Tech.$E$11]+[$Dists.K55]*[$Tech.$E$21]+[$Dists.K80]*[$Tech.$E$31])" office:value-type="float" office:value="-0" calcext:value-type="float">
            <text:p>0</text:p>
          </table:table-cell>
          <table:table-cell table:formula="of:=([$Dists.L130]+[$Dists.L105]-1)*([$Dists.L5]*[$Tech.$E$1]+[$Dists.L30]*[$Tech.$E$11]+[$Dists.L55]*[$Tech.$E$21]+[$Dists.L80]*[$Tech.$E$31])" office:value-type="float" office:value="-0" calcext:value-type="float">
            <text:p>0</text:p>
          </table:table-cell>
          <table:table-cell table:formula="of:=([$Dists.M130]+[$Dists.M105]-1)*([$Dists.M5]*[$Tech.$E$1]+[$Dists.M30]*[$Tech.$E$11]+[$Dists.M55]*[$Tech.$E$21]+[$Dists.M80]*[$Tech.$E$31])" office:value-type="float" office:value="-0" calcext:value-type="float">
            <text:p>0</text:p>
          </table:table-cell>
          <table:table-cell table:formula="of:=([$Dists.N130]+[$Dists.N105]-1)*([$Dists.N5]*[$Tech.$E$1]+[$Dists.N30]*[$Tech.$E$11]+[$Dists.N55]*[$Tech.$E$21]+[$Dists.N80]*[$Tech.$E$31])" office:value-type="float" office:value="-0" calcext:value-type="float">
            <text:p>0</text:p>
          </table:table-cell>
          <table:table-cell table:formula="of:=([$Dists.O130]+[$Dists.O105]-1)*([$Dists.O5]*[$Tech.$E$1]+[$Dists.O30]*[$Tech.$E$11]+[$Dists.O55]*[$Tech.$E$21]+[$Dists.O80]*[$Tech.$E$31])" office:value-type="float" office:value="-0" calcext:value-type="float">
            <text:p>0</text:p>
          </table:table-cell>
          <table:table-cell table:formula="of:=([$Dists.P130]+[$Dists.P105]-1)*([$Dists.P5]*[$Tech.$E$1]+[$Dists.P30]*[$Tech.$E$11]+[$Dists.P55]*[$Tech.$E$21]+[$Dists.P80]*[$Tech.$E$31])" office:value-type="float" office:value="-0" calcext:value-type="float">
            <text:p>0</text:p>
          </table:table-cell>
          <table:table-cell table:formula="of:=([$Dists.Q130]+[$Dists.Q105]-1)*([$Dists.Q5]*[$Tech.$E$1]+[$Dists.Q30]*[$Tech.$E$11]+[$Dists.Q55]*[$Tech.$E$21]+[$Dists.Q80]*[$Tech.$E$31])" office:value-type="float" office:value="-0" calcext:value-type="float">
            <text:p>0</text:p>
          </table:table-cell>
          <table:table-cell table:formula="of:=([$Dists.R130]+[$Dists.R105]-1)*([$Dists.R5]*[$Tech.$E$1]+[$Dists.R30]*[$Tech.$E$11]+[$Dists.R55]*[$Tech.$E$21]+[$Dists.R80]*[$Tech.$E$31])" office:value-type="float" office:value="-0" calcext:value-type="float">
            <text:p>0</text:p>
          </table:table-cell>
          <table:table-cell table:formula="of:=([$Dists.S130]+[$Dists.S105]-1)*([$Dists.S5]*[$Tech.$E$1]+[$Dists.S30]*[$Tech.$E$11]+[$Dists.S55]*[$Tech.$E$21]+[$Dists.S80]*[$Tech.$E$31])" office:value-type="float" office:value="-0" calcext:value-type="float">
            <text:p>0</text:p>
          </table:table-cell>
          <table:table-cell table:formula="of:=([$Dists.T130]+[$Dists.T105]-1)*([$Dists.T5]*[$Tech.$E$1]+[$Dists.T30]*[$Tech.$E$11]+[$Dists.T55]*[$Tech.$E$21]+[$Dists.T80]*[$Tech.$E$31])" office:value-type="float" office:value="-0" calcext:value-type="float">
            <text:p>0</text:p>
          </table:table-cell>
          <table:table-cell table:formula="of:=([$Dists.U130]+[$Dists.U105]-1)*([$Dists.U5]*[$Tech.$E$1]+[$Dists.U30]*[$Tech.$E$11]+[$Dists.U55]*[$Tech.$E$21]+[$Dists.U80]*[$Tech.$E$31])" office:value-type="float" office:value="-0" calcext:value-type="float">
            <text:p>0</text:p>
          </table:table-cell>
          <table:table-cell table:formula="of:=([$Dists.V130]+[$Dists.V105]-1)*([$Dists.V5]*[$Tech.$E$1]+[$Dists.V30]*[$Tech.$E$11]+[$Dists.V55]*[$Tech.$E$21]+[$Dists.V80]*[$Tech.$E$31])" office:value-type="float" office:value="-0" calcext:value-type="float">
            <text:p>0</text:p>
          </table:table-cell>
          <table:table-cell table:formula="of:=([$Dists.W130]+[$Dists.W105]-1)*([$Dists.W5]*[$Tech.$E$1]+[$Dists.W30]*[$Tech.$E$11]+[$Dists.W55]*[$Tech.$E$21]+[$Dists.W80]*[$Tech.$E$31])" office:value-type="float" office:value="-0" calcext:value-type="float">
            <text:p>0</text:p>
          </table:table-cell>
          <table:table-cell table:formula="of:=([$Dists.X130]+[$Dists.X105]-1)*([$Dists.X5]*[$Tech.$E$1]+[$Dists.X30]*[$Tech.$E$11]+[$Dists.X55]*[$Tech.$E$21]+[$Dists.X80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 table:formula="of:=INDIRECT(ADDRESS(COLUMN()+ROW([.A1])-COLUMN([.A1]); ROW()-ROW([.A1])+COLUMN([.A1])))" office:value-type="float" office:value="26.215" calcext:value-type="float">
            <text:p>26.21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0.2125" calcext:value-type="float">
            <text:p>20.2125</text:p>
          </table:table-cell>
          <table:table-cell table:style-name="ce15" table:formula="of:=INDIRECT(ADDRESS(COLUMN()+ROW([.A1])-COLUMN([.A1]); ROW()-ROW([.A1])+COLUMN([.A1])))" office:value-type="float" office:value="19.74" calcext:value-type="float">
            <text:p>19.74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G131]+[$Dists.G106]-1)*([$Dists.G6]*[$Tech.$E$1]+[$Dists.G31]*[$Tech.$E$11]+[$Dists.G56]*[$Tech.$E$21]+[$Dists.G81]*[$Tech.$E$31])" office:value-type="float" office:value="14.70875" calcext:value-type="float">
            <text:p>14.70875</text:p>
          </table:table-cell>
          <table:table-cell table:formula="of:=([$Dists.H131]+[$Dists.H106]-1)*([$Dists.H6]*[$Tech.$E$1]+[$Dists.H31]*[$Tech.$E$11]+[$Dists.H56]*[$Tech.$E$21]+[$Dists.H81]*[$Tech.$E$31])" office:value-type="float" office:value="-0" calcext:value-type="float">
            <text:p>0</text:p>
          </table:table-cell>
          <table:table-cell table:formula="of:=([$Dists.I131]+[$Dists.I106]-1)*([$Dists.I6]*[$Tech.$E$1]+[$Dists.I31]*[$Tech.$E$11]+[$Dists.I56]*[$Tech.$E$21]+[$Dists.I81]*[$Tech.$E$31])" office:value-type="float" office:value="-0" calcext:value-type="float">
            <text:p>0</text:p>
          </table:table-cell>
          <table:table-cell table:formula="of:=([$Dists.J131]+[$Dists.J106]-1)*([$Dists.J6]*[$Tech.$E$1]+[$Dists.J31]*[$Tech.$E$11]+[$Dists.J56]*[$Tech.$E$21]+[$Dists.J81]*[$Tech.$E$31])" office:value-type="float" office:value="-0" calcext:value-type="float">
            <text:p>0</text:p>
          </table:table-cell>
          <table:table-cell table:formula="of:=([$Dists.K131]+[$Dists.K106]-1)*([$Dists.K6]*[$Tech.$E$1]+[$Dists.K31]*[$Tech.$E$11]+[$Dists.K56]*[$Tech.$E$21]+[$Dists.K81]*[$Tech.$E$31])" office:value-type="float" office:value="-0" calcext:value-type="float">
            <text:p>0</text:p>
          </table:table-cell>
          <table:table-cell table:formula="of:=([$Dists.L131]+[$Dists.L106]-1)*([$Dists.L6]*[$Tech.$E$1]+[$Dists.L31]*[$Tech.$E$11]+[$Dists.L56]*[$Tech.$E$21]+[$Dists.L81]*[$Tech.$E$31])" office:value-type="float" office:value="-0" calcext:value-type="float">
            <text:p>0</text:p>
          </table:table-cell>
          <table:table-cell table:formula="of:=([$Dists.M131]+[$Dists.M106]-1)*([$Dists.M6]*[$Tech.$E$1]+[$Dists.M31]*[$Tech.$E$11]+[$Dists.M56]*[$Tech.$E$21]+[$Dists.M81]*[$Tech.$E$31])" office:value-type="float" office:value="-0" calcext:value-type="float">
            <text:p>0</text:p>
          </table:table-cell>
          <table:table-cell table:formula="of:=([$Dists.N131]+[$Dists.N106]-1)*([$Dists.N6]*[$Tech.$E$1]+[$Dists.N31]*[$Tech.$E$11]+[$Dists.N56]*[$Tech.$E$21]+[$Dists.N81]*[$Tech.$E$31])" office:value-type="float" office:value="-0" calcext:value-type="float">
            <text:p>0</text:p>
          </table:table-cell>
          <table:table-cell table:formula="of:=([$Dists.O131]+[$Dists.O106]-1)*([$Dists.O6]*[$Tech.$E$1]+[$Dists.O31]*[$Tech.$E$11]+[$Dists.O56]*[$Tech.$E$21]+[$Dists.O81]*[$Tech.$E$31])" office:value-type="float" office:value="-0" calcext:value-type="float">
            <text:p>0</text:p>
          </table:table-cell>
          <table:table-cell table:formula="of:=([$Dists.P131]+[$Dists.P106]-1)*([$Dists.P6]*[$Tech.$E$1]+[$Dists.P31]*[$Tech.$E$11]+[$Dists.P56]*[$Tech.$E$21]+[$Dists.P81]*[$Tech.$E$31])" office:value-type="float" office:value="-0" calcext:value-type="float">
            <text:p>0</text:p>
          </table:table-cell>
          <table:table-cell table:formula="of:=([$Dists.Q131]+[$Dists.Q106]-1)*([$Dists.Q6]*[$Tech.$E$1]+[$Dists.Q31]*[$Tech.$E$11]+[$Dists.Q56]*[$Tech.$E$21]+[$Dists.Q81]*[$Tech.$E$31])" office:value-type="float" office:value="-0" calcext:value-type="float">
            <text:p>0</text:p>
          </table:table-cell>
          <table:table-cell table:formula="of:=([$Dists.R131]+[$Dists.R106]-1)*([$Dists.R6]*[$Tech.$E$1]+[$Dists.R31]*[$Tech.$E$11]+[$Dists.R56]*[$Tech.$E$21]+[$Dists.R81]*[$Tech.$E$31])" office:value-type="float" office:value="-0" calcext:value-type="float">
            <text:p>0</text:p>
          </table:table-cell>
          <table:table-cell table:formula="of:=([$Dists.S131]+[$Dists.S106]-1)*([$Dists.S6]*[$Tech.$E$1]+[$Dists.S31]*[$Tech.$E$11]+[$Dists.S56]*[$Tech.$E$21]+[$Dists.S81]*[$Tech.$E$31])" office:value-type="float" office:value="-0" calcext:value-type="float">
            <text:p>0</text:p>
          </table:table-cell>
          <table:table-cell table:formula="of:=([$Dists.T131]+[$Dists.T106]-1)*([$Dists.T6]*[$Tech.$E$1]+[$Dists.T31]*[$Tech.$E$11]+[$Dists.T56]*[$Tech.$E$21]+[$Dists.T81]*[$Tech.$E$31])" office:value-type="float" office:value="-0" calcext:value-type="float">
            <text:p>0</text:p>
          </table:table-cell>
          <table:table-cell table:formula="of:=([$Dists.U131]+[$Dists.U106]-1)*([$Dists.U6]*[$Tech.$E$1]+[$Dists.U31]*[$Tech.$E$11]+[$Dists.U56]*[$Tech.$E$21]+[$Dists.U81]*[$Tech.$E$31])" office:value-type="float" office:value="-0" calcext:value-type="float">
            <text:p>0</text:p>
          </table:table-cell>
          <table:table-cell table:formula="of:=([$Dists.V131]+[$Dists.V106]-1)*([$Dists.V6]*[$Tech.$E$1]+[$Dists.V31]*[$Tech.$E$11]+[$Dists.V56]*[$Tech.$E$21]+[$Dists.V81]*[$Tech.$E$31])" office:value-type="float" office:value="-0" calcext:value-type="float">
            <text:p>0</text:p>
          </table:table-cell>
          <table:table-cell table:formula="of:=([$Dists.W131]+[$Dists.W106]-1)*([$Dists.W6]*[$Tech.$E$1]+[$Dists.W31]*[$Tech.$E$11]+[$Dists.W56]*[$Tech.$E$21]+[$Dists.W81]*[$Tech.$E$31])" office:value-type="float" office:value="-0" calcext:value-type="float">
            <text:p>0</text:p>
          </table:table-cell>
          <table:table-cell table:formula="of:=([$Dists.X131]+[$Dists.X106]-1)*([$Dists.X6]*[$Tech.$E$1]+[$Dists.X31]*[$Tech.$E$11]+[$Dists.X56]*[$Tech.$E$21]+[$Dists.X81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loresta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4.3715881294964" calcext:value-type="float">
            <text:p>4.3715881294964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4.70875" calcext:value-type="float">
            <text:p>14.70875</text:p>
          </table:table-cell>
          <table:table-cell table:style-name="ce2" office:value-type="float" office:value="0" calcext:value-type="float">
            <text:p>0</text:p>
          </table:table-cell>
          <table:table-cell table:formula="of:=([$Dists.H132]+[$Dists.H107]-1)*([$Dists.H7]*[$Tech.$E$1]+[$Dists.H32]*[$Tech.$E$11]+[$Dists.H57]*[$Tech.$E$21]+[$Dists.H82]*[$Tech.$E$31])" office:value-type="float" office:value="-0" calcext:value-type="float">
            <text:p>0</text:p>
          </table:table-cell>
          <table:table-cell table:formula="of:=([$Dists.I132]+[$Dists.I107]-1)*([$Dists.I7]*[$Tech.$E$1]+[$Dists.I32]*[$Tech.$E$11]+[$Dists.I57]*[$Tech.$E$21]+[$Dists.I82]*[$Tech.$E$31])" office:value-type="float" office:value="-0" calcext:value-type="float">
            <text:p>0</text:p>
          </table:table-cell>
          <table:table-cell table:formula="of:=([$Dists.J132]+[$Dists.J107]-1)*([$Dists.J7]*[$Tech.$E$1]+[$Dists.J32]*[$Tech.$E$11]+[$Dists.J57]*[$Tech.$E$21]+[$Dists.J82]*[$Tech.$E$31])" office:value-type="float" office:value="-0" calcext:value-type="float">
            <text:p>0</text:p>
          </table:table-cell>
          <table:table-cell table:formula="of:=([$Dists.K132]+[$Dists.K107]-1)*([$Dists.K7]*[$Tech.$E$1]+[$Dists.K32]*[$Tech.$E$11]+[$Dists.K57]*[$Tech.$E$21]+[$Dists.K82]*[$Tech.$E$31])" office:value-type="float" office:value="-0" calcext:value-type="float">
            <text:p>0</text:p>
          </table:table-cell>
          <table:table-cell table:style-name="ce15" table:formula="of:=([$Dists.L132]+[$Dists.L107]-1)*([$Dists.L7]*[$Tech.$E$1]+[$Dists.L32]*[$Tech.$E$11]+[$Dists.L57]*[$Tech.$E$21]+[$Dists.L82]*[$Tech.$E$31])" office:value-type="float" office:value="7.12848021582734" calcext:value-type="float">
            <text:p>7.12848021582734</text:p>
          </table:table-cell>
          <table:table-cell table:formula="of:=([$Dists.M132]+[$Dists.M107]-1)*([$Dists.M7]*[$Tech.$E$1]+[$Dists.M32]*[$Tech.$E$11]+[$Dists.M57]*[$Tech.$E$21]+[$Dists.M82]*[$Tech.$E$31])" office:value-type="float" office:value="-0" calcext:value-type="float">
            <text:p>0</text:p>
          </table:table-cell>
          <table:table-cell table:formula="of:=([$Dists.N132]+[$Dists.N107]-1)*([$Dists.N7]*[$Tech.$E$1]+[$Dists.N32]*[$Tech.$E$11]+[$Dists.N57]*[$Tech.$E$21]+[$Dists.N82]*[$Tech.$E$31])" office:value-type="float" office:value="-0" calcext:value-type="float">
            <text:p>0</text:p>
          </table:table-cell>
          <table:table-cell table:formula="of:=([$Dists.O132]+[$Dists.O107]-1)*([$Dists.O7]*[$Tech.$E$1]+[$Dists.O32]*[$Tech.$E$11]+[$Dists.O57]*[$Tech.$E$21]+[$Dists.O82]*[$Tech.$E$31])" office:value-type="float" office:value="-0" calcext:value-type="float">
            <text:p>0</text:p>
          </table:table-cell>
          <table:table-cell table:formula="of:=([$Dists.P132]+[$Dists.P107]-1)*([$Dists.P7]*[$Tech.$E$1]+[$Dists.P32]*[$Tech.$E$11]+[$Dists.P57]*[$Tech.$E$21]+[$Dists.P82]*[$Tech.$E$31])" office:value-type="float" office:value="-0" calcext:value-type="float">
            <text:p>0</text:p>
          </table:table-cell>
          <table:table-cell table:formula="of:=([$Dists.Q132]+[$Dists.Q107]-1)*([$Dists.Q7]*[$Tech.$E$1]+[$Dists.Q32]*[$Tech.$E$11]+[$Dists.Q57]*[$Tech.$E$21]+[$Dists.Q82]*[$Tech.$E$31])" office:value-type="float" office:value="-0" calcext:value-type="float">
            <text:p>0</text:p>
          </table:table-cell>
          <table:table-cell table:formula="of:=([$Dists.R132]+[$Dists.R107]-1)*([$Dists.R7]*[$Tech.$E$1]+[$Dists.R32]*[$Tech.$E$11]+[$Dists.R57]*[$Tech.$E$21]+[$Dists.R82]*[$Tech.$E$31])" office:value-type="float" office:value="-0" calcext:value-type="float">
            <text:p>0</text:p>
          </table:table-cell>
          <table:table-cell table:formula="of:=([$Dists.S132]+[$Dists.S107]-1)*([$Dists.S7]*[$Tech.$E$1]+[$Dists.S32]*[$Tech.$E$11]+[$Dists.S57]*[$Tech.$E$21]+[$Dists.S82]*[$Tech.$E$31])" office:value-type="float" office:value="-0" calcext:value-type="float">
            <text:p>0</text:p>
          </table:table-cell>
          <table:table-cell table:formula="of:=([$Dists.T132]+[$Dists.T107]-1)*([$Dists.T7]*[$Tech.$E$1]+[$Dists.T32]*[$Tech.$E$11]+[$Dists.T57]*[$Tech.$E$21]+[$Dists.T82]*[$Tech.$E$31])" office:value-type="float" office:value="-0" calcext:value-type="float">
            <text:p>0</text:p>
          </table:table-cell>
          <table:table-cell table:formula="of:=([$Dists.U132]+[$Dists.U107]-1)*([$Dists.U7]*[$Tech.$E$1]+[$Dists.U32]*[$Tech.$E$11]+[$Dists.U57]*[$Tech.$E$21]+[$Dists.U82]*[$Tech.$E$31])" office:value-type="float" office:value="-0" calcext:value-type="float">
            <text:p>0</text:p>
          </table:table-cell>
          <table:table-cell table:formula="of:=([$Dists.V132]+[$Dists.V107]-1)*([$Dists.V7]*[$Tech.$E$1]+[$Dists.V32]*[$Tech.$E$11]+[$Dists.V57]*[$Tech.$E$21]+[$Dists.V82]*[$Tech.$E$31])" office:value-type="float" office:value="-0" calcext:value-type="float">
            <text:p>0</text:p>
          </table:table-cell>
          <table:table-cell table:formula="of:=([$Dists.W132]+[$Dists.W107]-1)*([$Dists.W7]*[$Tech.$E$1]+[$Dists.W32]*[$Tech.$E$11]+[$Dists.W57]*[$Tech.$E$21]+[$Dists.W82]*[$Tech.$E$31])" office:value-type="float" office:value="-0" calcext:value-type="float">
            <text:p>0</text:p>
          </table:table-cell>
          <table:table-cell table:formula="of:=([$Dists.X132]+[$Dists.X107]-1)*([$Dists.X7]*[$Tech.$E$1]+[$Dists.X32]*[$Tech.$E$11]+[$Dists.X57]*[$Tech.$E$21]+[$Dists.X82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ranio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.6416726618705" calcext:value-type="float">
            <text:p>5.641672661870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I133]+[$Dists.I108]-1)*([$Dists.I8]*[$Tech.$E$1]+[$Dists.I33]*[$Tech.$E$11]+[$Dists.I58]*[$Tech.$E$21]+[$Dists.I83]*[$Tech.$E$31])" office:value-type="float" office:value="27.79875" calcext:value-type="float">
            <text:p>27.79875</text:p>
          </table:table-cell>
          <table:table-cell table:formula="of:=([$Dists.J133]+[$Dists.J108]-1)*([$Dists.J8]*[$Tech.$E$1]+[$Dists.J33]*[$Tech.$E$11]+[$Dists.J58]*[$Tech.$E$21]+[$Dists.J83]*[$Tech.$E$31])" office:value-type="float" office:value="-0" calcext:value-type="float">
            <text:p>0</text:p>
          </table:table-cell>
          <table:table-cell table:formula="of:=([$Dists.K133]+[$Dists.K108]-1)*([$Dists.K8]*[$Tech.$E$1]+[$Dists.K33]*[$Tech.$E$11]+[$Dists.K58]*[$Tech.$E$21]+[$Dists.K83]*[$Tech.$E$31])" office:value-type="float" office:value="-0" calcext:value-type="float">
            <text:p>0</text:p>
          </table:table-cell>
          <table:table-cell table:formula="of:=([$Dists.L133]+[$Dists.L108]-1)*([$Dists.L8]*[$Tech.$E$1]+[$Dists.L33]*[$Tech.$E$11]+[$Dists.L58]*[$Tech.$E$21]+[$Dists.L83]*[$Tech.$E$31])" office:value-type="float" office:value="-0" calcext:value-type="float">
            <text:p>0</text:p>
          </table:table-cell>
          <table:table-cell table:style-name="ce15" table:formula="of:=([$Dists.M133]+[$Dists.M108]-1)*([$Dists.M8]*[$Tech.$E$1]+[$Dists.M33]*[$Tech.$E$11]+[$Dists.M58]*[$Tech.$E$21]+[$Dists.M83]*[$Tech.$E$31])" office:value-type="float" office:value="5.6416726618705" calcext:value-type="float">
            <text:p>5.6416726618705</text:p>
          </table:table-cell>
          <table:table-cell table:style-name="ce15" table:formula="of:=([$Dists.N133]+[$Dists.N108]-1)*([$Dists.N8]*[$Tech.$E$1]+[$Dists.N33]*[$Tech.$E$11]+[$Dists.N58]*[$Tech.$E$21]+[$Dists.N83]*[$Tech.$E$31])" office:value-type="float" office:value="32.45375" calcext:value-type="float">
            <text:p>32.45375</text:p>
          </table:table-cell>
          <table:table-cell table:formula="of:=([$Dists.O133]+[$Dists.O108]-1)*([$Dists.O8]*[$Tech.$E$1]+[$Dists.O33]*[$Tech.$E$11]+[$Dists.O58]*[$Tech.$E$21]+[$Dists.O83]*[$Tech.$E$31])" office:value-type="float" office:value="-0" calcext:value-type="float">
            <text:p>0</text:p>
          </table:table-cell>
          <table:table-cell table:formula="of:=([$Dists.P133]+[$Dists.P108]-1)*([$Dists.P8]*[$Tech.$E$1]+[$Dists.P33]*[$Tech.$E$11]+[$Dists.P58]*[$Tech.$E$21]+[$Dists.P83]*[$Tech.$E$31])" office:value-type="float" office:value="-0" calcext:value-type="float">
            <text:p>0</text:p>
          </table:table-cell>
          <table:table-cell table:formula="of:=([$Dists.Q133]+[$Dists.Q108]-1)*([$Dists.Q8]*[$Tech.$E$1]+[$Dists.Q33]*[$Tech.$E$11]+[$Dists.Q58]*[$Tech.$E$21]+[$Dists.Q83]*[$Tech.$E$31])" office:value-type="float" office:value="-0" calcext:value-type="float">
            <text:p>0</text:p>
          </table:table-cell>
          <table:table-cell table:formula="of:=([$Dists.R133]+[$Dists.R108]-1)*([$Dists.R8]*[$Tech.$E$1]+[$Dists.R33]*[$Tech.$E$11]+[$Dists.R58]*[$Tech.$E$21]+[$Dists.R83]*[$Tech.$E$31])" office:value-type="float" office:value="-0" calcext:value-type="float">
            <text:p>0</text:p>
          </table:table-cell>
          <table:table-cell table:formula="of:=([$Dists.S133]+[$Dists.S108]-1)*([$Dists.S8]*[$Tech.$E$1]+[$Dists.S33]*[$Tech.$E$11]+[$Dists.S58]*[$Tech.$E$21]+[$Dists.S83]*[$Tech.$E$31])" office:value-type="float" office:value="-0" calcext:value-type="float">
            <text:p>0</text:p>
          </table:table-cell>
          <table:table-cell table:formula="of:=([$Dists.T133]+[$Dists.T108]-1)*([$Dists.T8]*[$Tech.$E$1]+[$Dists.T33]*[$Tech.$E$11]+[$Dists.T58]*[$Tech.$E$21]+[$Dists.T83]*[$Tech.$E$31])" office:value-type="float" office:value="-0" calcext:value-type="float">
            <text:p>0</text:p>
          </table:table-cell>
          <table:table-cell table:formula="of:=([$Dists.U133]+[$Dists.U108]-1)*([$Dists.U8]*[$Tech.$E$1]+[$Dists.U33]*[$Tech.$E$11]+[$Dists.U58]*[$Tech.$E$21]+[$Dists.U83]*[$Tech.$E$31])" office:value-type="float" office:value="-0" calcext:value-type="float">
            <text:p>0</text:p>
          </table:table-cell>
          <table:table-cell table:formula="of:=([$Dists.V133]+[$Dists.V108]-1)*([$Dists.V8]*[$Tech.$E$1]+[$Dists.V33]*[$Tech.$E$11]+[$Dists.V58]*[$Tech.$E$21]+[$Dists.V83]*[$Tech.$E$31])" office:value-type="float" office:value="-0" calcext:value-type="float">
            <text:p>0</text:p>
          </table:table-cell>
          <table:table-cell table:formula="of:=([$Dists.W133]+[$Dists.W108]-1)*([$Dists.W8]*[$Tech.$E$1]+[$Dists.W33]*[$Tech.$E$11]+[$Dists.W58]*[$Tech.$E$21]+[$Dists.W83]*[$Tech.$E$31])" office:value-type="float" office:value="-0" calcext:value-type="float">
            <text:p>0</text:p>
          </table:table-cell>
          <table:table-cell table:formula="of:=([$Dists.X133]+[$Dists.X108]-1)*([$Dists.X8]*[$Tech.$E$1]+[$Dists.X33]*[$Tech.$E$11]+[$Dists.X58]*[$Tech.$E$21]+[$Dists.X83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kal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7.79875" calcext:value-type="float">
            <text:p>27.79875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J134]+[$Dists.J109]-1)*([$Dists.J9]*[$Tech.$E$1]+[$Dists.J34]*[$Tech.$E$11]+[$Dists.J59]*[$Tech.$E$21]+[$Dists.J84]*[$Tech.$E$31])" office:value-type="float" office:value="5.450214" calcext:value-type="float">
            <text:p>5.450214</text:p>
          </table:table-cell>
          <table:table-cell table:formula="of:=([$Dists.K134]+[$Dists.K109]-1)*([$Dists.K9]*[$Tech.$E$1]+[$Dists.K34]*[$Tech.$E$11]+[$Dists.K59]*[$Tech.$E$21]+[$Dists.K84]*[$Tech.$E$31])" office:value-type="float" office:value="-0" calcext:value-type="float">
            <text:p>0</text:p>
          </table:table-cell>
          <table:table-cell table:formula="of:=([$Dists.L134]+[$Dists.L109]-1)*([$Dists.L9]*[$Tech.$E$1]+[$Dists.L34]*[$Tech.$E$11]+[$Dists.L59]*[$Tech.$E$21]+[$Dists.L84]*[$Tech.$E$31])" office:value-type="float" office:value="-0" calcext:value-type="float">
            <text:p>0</text:p>
          </table:table-cell>
          <table:table-cell table:style-name="ce15" table:formula="of:=([$Dists.M134]+[$Dists.M109]-1)*([$Dists.M9]*[$Tech.$E$1]+[$Dists.M34]*[$Tech.$E$11]+[$Dists.M59]*[$Tech.$E$21]+[$Dists.M84]*[$Tech.$E$31])" office:value-type="float" office:value="30.12625" calcext:value-type="float">
            <text:p>30.12625</text:p>
          </table:table-cell>
          <table:table-cell table:style-name="ce15" table:formula="of:=([$Dists.N134]+[$Dists.N109]-1)*([$Dists.N9]*[$Tech.$E$1]+[$Dists.N34]*[$Tech.$E$11]+[$Dists.N59]*[$Tech.$E$21]+[$Dists.N84]*[$Tech.$E$31])" office:value-type="float" office:value="25.2" calcext:value-type="float">
            <text:p>25.2</text:p>
          </table:table-cell>
          <table:table-cell table:style-name="ce15" table:formula="of:=([$Dists.O134]+[$Dists.O109]-1)*([$Dists.O9]*[$Tech.$E$1]+[$Dists.O34]*[$Tech.$E$11]+[$Dists.O59]*[$Tech.$E$21]+[$Dists.O84]*[$Tech.$E$31])" office:value-type="float" office:value="4.492866" calcext:value-type="float">
            <text:p>4.492866</text:p>
          </table:table-cell>
          <table:table-cell table:formula="of:=([$Dists.P134]+[$Dists.P109]-1)*([$Dists.P9]*[$Tech.$E$1]+[$Dists.P34]*[$Tech.$E$11]+[$Dists.P59]*[$Tech.$E$21]+[$Dists.P84]*[$Tech.$E$31])" office:value-type="float" office:value="-0" calcext:value-type="float">
            <text:p>0</text:p>
          </table:table-cell>
          <table:table-cell table:style-name="ce15" table:formula="of:=([$Dists.Q134]+[$Dists.Q109]-1)*([$Dists.Q9]*[$Tech.$E$1]+[$Dists.Q34]*[$Tech.$E$11]+[$Dists.Q59]*[$Tech.$E$21]+[$Dists.Q84]*[$Tech.$E$31])" office:value-type="float" office:value="6.641754" calcext:value-type="float">
            <text:p>6.641754</text:p>
          </table:table-cell>
          <table:table-cell table:style-name="ce15" table:formula="of:=([$Dists.R134]+[$Dists.R109]-1)*([$Dists.R9]*[$Tech.$E$1]+[$Dists.R34]*[$Tech.$E$11]+[$Dists.R59]*[$Tech.$E$21]+[$Dists.R84]*[$Tech.$E$31])" office:value-type="float" office:value="8.311968" calcext:value-type="float">
            <text:p>8.311968</text:p>
          </table:table-cell>
          <table:table-cell table:formula="of:=([$Dists.S134]+[$Dists.S109]-1)*([$Dists.S9]*[$Tech.$E$1]+[$Dists.S34]*[$Tech.$E$11]+[$Dists.S59]*[$Tech.$E$21]+[$Dists.S84]*[$Tech.$E$31])" office:value-type="float" office:value="-0" calcext:value-type="float">
            <text:p>0</text:p>
          </table:table-cell>
          <table:table-cell table:style-name="ce15" table:formula="of:=([$Dists.T134]+[$Dists.T109]-1)*([$Dists.T9]*[$Tech.$E$1]+[$Dists.T34]*[$Tech.$E$11]+[$Dists.T59]*[$Tech.$E$21]+[$Dists.T84]*[$Tech.$E$31])" office:value-type="float" office:value="10.69299" calcext:value-type="float">
            <text:p>10.69299</text:p>
          </table:table-cell>
          <table:table-cell table:formula="of:=([$Dists.U134]+[$Dists.U109]-1)*([$Dists.U9]*[$Tech.$E$1]+[$Dists.U34]*[$Tech.$E$11]+[$Dists.U59]*[$Tech.$E$21]+[$Dists.U84]*[$Tech.$E$31])" office:value-type="float" office:value="-0" calcext:value-type="float">
            <text:p>0</text:p>
          </table:table-cell>
          <table:table-cell table:style-name="ce15" table:formula="of:=([$Dists.V134]+[$Dists.V109]-1)*([$Dists.V9]*[$Tech.$E$1]+[$Dists.V34]*[$Tech.$E$11]+[$Dists.V59]*[$Tech.$E$21]+[$Dists.V84]*[$Tech.$E$31])" office:value-type="float" office:value="12.124896" calcext:value-type="float">
            <text:p>12.124896</text:p>
          </table:table-cell>
          <table:table-cell table:formula="of:=([$Dists.W134]+[$Dists.W109]-1)*([$Dists.W9]*[$Tech.$E$1]+[$Dists.W34]*[$Tech.$E$11]+[$Dists.W59]*[$Tech.$E$21]+[$Dists.W84]*[$Tech.$E$31])" office:value-type="float" office:value="-0" calcext:value-type="float">
            <text:p>0</text:p>
          </table:table-cell>
          <table:table-cell table:formula="of:=([$Dists.X134]+[$Dists.X109]-1)*([$Dists.X9]*[$Tech.$E$1]+[$Dists.X34]*[$Tech.$E$11]+[$Dists.X59]*[$Tech.$E$21]+[$Dists.X84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inki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7.72625" calcext:value-type="float">
            <text:p>7.7262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.450214" calcext:value-type="float">
            <text:p>5.450214</text:p>
          </table:table-cell>
          <table:table-cell table:style-name="ce2" office:value-type="float" office:value="0" calcext:value-type="float">
            <text:p>0</text:p>
          </table:table-cell>
          <table:table-cell table:formula="of:=([$Dists.K135]+[$Dists.K110]-1)*([$Dists.K10]*[$Tech.$E$1]+[$Dists.K35]*[$Tech.$E$11]+[$Dists.K60]*[$Tech.$E$21]+[$Dists.K85]*[$Tech.$E$31])" office:value-type="float" office:value="-0" calcext:value-type="float">
            <text:p>0</text:p>
          </table:table-cell>
          <table:table-cell table:formula="of:=([$Dists.L135]+[$Dists.L110]-1)*([$Dists.L10]*[$Tech.$E$1]+[$Dists.L35]*[$Tech.$E$11]+[$Dists.L60]*[$Tech.$E$21]+[$Dists.L85]*[$Tech.$E$31])" office:value-type="float" office:value="-0" calcext:value-type="float">
            <text:p>0</text:p>
          </table:table-cell>
          <table:table-cell table:formula="of:=([$Dists.M135]+[$Dists.M110]-1)*([$Dists.M10]*[$Tech.$E$1]+[$Dists.M35]*[$Tech.$E$11]+[$Dists.M60]*[$Tech.$E$21]+[$Dists.M85]*[$Tech.$E$31])" office:value-type="float" office:value="-0" calcext:value-type="float">
            <text:p>0</text:p>
          </table:table-cell>
          <table:table-cell table:formula="of:=([$Dists.N135]+[$Dists.N110]-1)*([$Dists.N10]*[$Tech.$E$1]+[$Dists.N35]*[$Tech.$E$11]+[$Dists.N60]*[$Tech.$E$21]+[$Dists.N85]*[$Tech.$E$31])" office:value-type="float" office:value="-0" calcext:value-type="float">
            <text:p>0</text:p>
          </table:table-cell>
          <table:table-cell table:style-name="ce15" table:formula="of:=([$Dists.O135]+[$Dists.O110]-1)*([$Dists.O10]*[$Tech.$E$1]+[$Dists.O35]*[$Tech.$E$11]+[$Dists.O60]*[$Tech.$E$21]+[$Dists.O85]*[$Tech.$E$31])" office:value-type="float" office:value="3.566388" calcext:value-type="float">
            <text:p>3.566388</text:p>
          </table:table-cell>
          <table:table-cell table:formula="of:=([$Dists.P135]+[$Dists.P110]-1)*([$Dists.P10]*[$Tech.$E$1]+[$Dists.P35]*[$Tech.$E$11]+[$Dists.P60]*[$Tech.$E$21]+[$Dists.P85]*[$Tech.$E$31])" office:value-type="float" office:value="-0" calcext:value-type="float">
            <text:p>0</text:p>
          </table:table-cell>
          <table:table-cell table:style-name="ce15" table:formula="of:=([$Dists.Q135]+[$Dists.Q110]-1)*([$Dists.Q10]*[$Tech.$E$1]+[$Dists.Q35]*[$Tech.$E$11]+[$Dists.Q60]*[$Tech.$E$21]+[$Dists.Q85]*[$Tech.$E$31])" office:value-type="float" office:value="5.479026" calcext:value-type="float">
            <text:p>5.479026</text:p>
          </table:table-cell>
          <table:table-cell table:style-name="ce15" table:formula="of:=([$Dists.R135]+[$Dists.R110]-1)*([$Dists.R10]*[$Tech.$E$1]+[$Dists.R35]*[$Tech.$E$11]+[$Dists.R60]*[$Tech.$E$21]+[$Dists.R85]*[$Tech.$E$31])" office:value-type="float" office:value="4.523736" calcext:value-type="float">
            <text:p>4.523736</text:p>
          </table:table-cell>
          <table:table-cell table:formula="of:=([$Dists.S135]+[$Dists.S110]-1)*([$Dists.S10]*[$Tech.$E$1]+[$Dists.S35]*[$Tech.$E$11]+[$Dists.S60]*[$Tech.$E$21]+[$Dists.S85]*[$Tech.$E$31])" office:value-type="float" office:value="-0" calcext:value-type="float">
            <text:p>0</text:p>
          </table:table-cell>
          <table:table-cell table:formula="of:=([$Dists.T135]+[$Dists.T110]-1)*([$Dists.T10]*[$Tech.$E$1]+[$Dists.T35]*[$Tech.$E$11]+[$Dists.T60]*[$Tech.$E$21]+[$Dists.T85]*[$Tech.$E$31])" office:value-type="float" office:value="-0" calcext:value-type="float">
            <text:p>0</text:p>
          </table:table-cell>
          <table:table-cell table:formula="of:=([$Dists.U135]+[$Dists.U110]-1)*([$Dists.U10]*[$Tech.$E$1]+[$Dists.U35]*[$Tech.$E$11]+[$Dists.U60]*[$Tech.$E$21]+[$Dists.U85]*[$Tech.$E$31])" office:value-type="float" office:value="-0" calcext:value-type="float">
            <text:p>0</text:p>
          </table:table-cell>
          <table:table-cell table:formula="of:=([$Dists.V135]+[$Dists.V110]-1)*([$Dists.V10]*[$Tech.$E$1]+[$Dists.V35]*[$Tech.$E$11]+[$Dists.V60]*[$Tech.$E$21]+[$Dists.V85]*[$Tech.$E$31])" office:value-type="float" office:value="-0" calcext:value-type="float">
            <text:p>0</text:p>
          </table:table-cell>
          <table:table-cell table:formula="of:=([$Dists.W135]+[$Dists.W110]-1)*([$Dists.W10]*[$Tech.$E$1]+[$Dists.W35]*[$Tech.$E$11]+[$Dists.W60]*[$Tech.$E$21]+[$Dists.W85]*[$Tech.$E$31])" office:value-type="float" office:value="-0" calcext:value-type="float">
            <text:p>0</text:p>
          </table:table-cell>
          <table:table-cell table:formula="of:=([$Dists.X135]+[$Dists.X110]-1)*([$Dists.X10]*[$Tech.$E$1]+[$Dists.X35]*[$Tech.$E$11]+[$Dists.X60]*[$Tech.$E$21]+[$Dists.X85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lkini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L136]+[$Dists.L111]-1)*([$Dists.L11]*[$Tech.$E$1]+[$Dists.L36]*[$Tech.$E$11]+[$Dists.L61]*[$Tech.$E$21]+[$Dists.L86]*[$Tech.$E$31])" office:value-type="float" office:value="20.30875" calcext:value-type="float">
            <text:p>20.30875</text:p>
          </table:table-cell>
          <table:table-cell table:formula="of:=([$Dists.M136]+[$Dists.M111]-1)*([$Dists.M11]*[$Tech.$E$1]+[$Dists.M36]*[$Tech.$E$11]+[$Dists.M61]*[$Tech.$E$21]+[$Dists.M86]*[$Tech.$E$31])" office:value-type="float" office:value="-0" calcext:value-type="float">
            <text:p>0</text:p>
          </table:table-cell>
          <table:table-cell table:formula="of:=([$Dists.N136]+[$Dists.N111]-1)*([$Dists.N11]*[$Tech.$E$1]+[$Dists.N36]*[$Tech.$E$11]+[$Dists.N61]*[$Tech.$E$21]+[$Dists.N86]*[$Tech.$E$31])" office:value-type="float" office:value="-0" calcext:value-type="float">
            <text:p>0</text:p>
          </table:table-cell>
          <table:table-cell table:formula="of:=([$Dists.O136]+[$Dists.O111]-1)*([$Dists.O11]*[$Tech.$E$1]+[$Dists.O36]*[$Tech.$E$11]+[$Dists.O61]*[$Tech.$E$21]+[$Dists.O86]*[$Tech.$E$31])" office:value-type="float" office:value="-0" calcext:value-type="float">
            <text:p>0</text:p>
          </table:table-cell>
          <table:table-cell table:formula="of:=([$Dists.P136]+[$Dists.P111]-1)*([$Dists.P11]*[$Tech.$E$1]+[$Dists.P36]*[$Tech.$E$11]+[$Dists.P61]*[$Tech.$E$21]+[$Dists.P86]*[$Tech.$E$31])" office:value-type="float" office:value="-0" calcext:value-type="float">
            <text:p>0</text:p>
          </table:table-cell>
          <table:table-cell table:formula="of:=([$Dists.Q136]+[$Dists.Q111]-1)*([$Dists.Q11]*[$Tech.$E$1]+[$Dists.Q36]*[$Tech.$E$11]+[$Dists.Q61]*[$Tech.$E$21]+[$Dists.Q86]*[$Tech.$E$31])" office:value-type="float" office:value="-0" calcext:value-type="float">
            <text:p>0</text:p>
          </table:table-cell>
          <table:table-cell table:style-name="ce15" table:formula="of:=([$Dists.R136]+[$Dists.R111]-1)*([$Dists.R11]*[$Tech.$E$1]+[$Dists.R36]*[$Tech.$E$11]+[$Dists.R61]*[$Tech.$E$21]+[$Dists.R86]*[$Tech.$E$31])" office:value-type="float" office:value="14.945" calcext:value-type="float">
            <text:p>14.945</text:p>
          </table:table-cell>
          <table:table-cell table:style-name="ce15" table:formula="of:=([$Dists.S136]+[$Dists.S111]-1)*([$Dists.S11]*[$Tech.$E$1]+[$Dists.S36]*[$Tech.$E$11]+[$Dists.S61]*[$Tech.$E$21]+[$Dists.S86]*[$Tech.$E$31])" office:value-type="float" office:value="33.6" calcext:value-type="float">
            <text:p>33.6</text:p>
          </table:table-cell>
          <table:table-cell table:formula="of:=([$Dists.T136]+[$Dists.T111]-1)*([$Dists.T11]*[$Tech.$E$1]+[$Dists.T36]*[$Tech.$E$11]+[$Dists.T61]*[$Tech.$E$21]+[$Dists.T86]*[$Tech.$E$31])" office:value-type="float" office:value="-0" calcext:value-type="float">
            <text:p>0</text:p>
          </table:table-cell>
          <table:table-cell table:style-name="ce15" table:formula="of:=([$Dists.U136]+[$Dists.U111]-1)*([$Dists.U11]*[$Tech.$E$1]+[$Dists.U36]*[$Tech.$E$11]+[$Dists.U61]*[$Tech.$E$21]+[$Dists.U86]*[$Tech.$E$31])" office:value-type="float" office:value="25.2" calcext:value-type="float">
            <text:p>25.2</text:p>
          </table:table-cell>
          <table:table-cell table:formula="of:=([$Dists.V136]+[$Dists.V111]-1)*([$Dists.V11]*[$Tech.$E$1]+[$Dists.V36]*[$Tech.$E$11]+[$Dists.V61]*[$Tech.$E$21]+[$Dists.V86]*[$Tech.$E$31])" office:value-type="float" office:value="-0" calcext:value-type="float">
            <text:p>0</text:p>
          </table:table-cell>
          <table:table-cell table:formula="of:=([$Dists.W136]+[$Dists.W111]-1)*([$Dists.W11]*[$Tech.$E$1]+[$Dists.W36]*[$Tech.$E$11]+[$Dists.W61]*[$Tech.$E$21]+[$Dists.W86]*[$Tech.$E$31])" office:value-type="float" office:value="-0" calcext:value-type="float">
            <text:p>0</text:p>
          </table:table-cell>
          <table:table-cell table:formula="of:=([$Dists.X136]+[$Dists.X111]-1)*([$Dists.X11]*[$Tech.$E$1]+[$Dists.X36]*[$Tech.$E$11]+[$Dists.X61]*[$Tech.$E$21]+[$Dists.X86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elva</text:p>
          </table:table-cell>
          <table:table-cell table:style-name="ce4"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7.12848021582734" calcext:value-type="float">
            <text:p>7.12848021582734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0.30875" calcext:value-type="float">
            <text:p>20.30875</text:p>
          </table:table-cell>
          <table:table-cell table:style-name="ce2" office:value-type="float" office:value="0" calcext:value-type="float">
            <text:p>0</text:p>
          </table:table-cell>
          <table:table-cell table:formula="of:=([$Dists.M137]+[$Dists.M112]-1)*([$Dists.M12]*[$Tech.$E$1]+[$Dists.M37]*[$Tech.$E$11]+[$Dists.M62]*[$Tech.$E$21]+[$Dists.M87]*[$Tech.$E$31])" office:value-type="float" office:value="-0" calcext:value-type="float">
            <text:p>0</text:p>
          </table:table-cell>
          <table:table-cell table:formula="of:=([$Dists.N137]+[$Dists.N112]-1)*([$Dists.N12]*[$Tech.$E$1]+[$Dists.N37]*[$Tech.$E$11]+[$Dists.N62]*[$Tech.$E$21]+[$Dists.N87]*[$Tech.$E$31])" office:value-type="float" office:value="-0" calcext:value-type="float">
            <text:p>0</text:p>
          </table:table-cell>
          <table:table-cell table:formula="of:=([$Dists.O137]+[$Dists.O112]-1)*([$Dists.O12]*[$Tech.$E$1]+[$Dists.O37]*[$Tech.$E$11]+[$Dists.O62]*[$Tech.$E$21]+[$Dists.O87]*[$Tech.$E$31])" office:value-type="float" office:value="-0" calcext:value-type="float">
            <text:p>0</text:p>
          </table:table-cell>
          <table:table-cell table:formula="of:=([$Dists.P137]+[$Dists.P112]-1)*([$Dists.P12]*[$Tech.$E$1]+[$Dists.P37]*[$Tech.$E$11]+[$Dists.P62]*[$Tech.$E$21]+[$Dists.P87]*[$Tech.$E$31])" office:value-type="float" office:value="-0" calcext:value-type="float">
            <text:p>0</text:p>
          </table:table-cell>
          <table:table-cell table:formula="of:=([$Dists.Q137]+[$Dists.Q112]-1)*([$Dists.Q12]*[$Tech.$E$1]+[$Dists.Q37]*[$Tech.$E$11]+[$Dists.Q62]*[$Tech.$E$21]+[$Dists.Q87]*[$Tech.$E$31])" office:value-type="float" office:value="-0" calcext:value-type="float">
            <text:p>0</text:p>
          </table:table-cell>
          <table:table-cell table:formula="of:=([$Dists.R137]+[$Dists.R112]-1)*([$Dists.R12]*[$Tech.$E$1]+[$Dists.R37]*[$Tech.$E$11]+[$Dists.R62]*[$Tech.$E$21]+[$Dists.R87]*[$Tech.$E$31])" office:value-type="float" office:value="-0" calcext:value-type="float">
            <text:p>0</text:p>
          </table:table-cell>
          <table:table-cell table:formula="of:=([$Dists.S137]+[$Dists.S112]-1)*([$Dists.S12]*[$Tech.$E$1]+[$Dists.S37]*[$Tech.$E$11]+[$Dists.S62]*[$Tech.$E$21]+[$Dists.S87]*[$Tech.$E$31])" office:value-type="float" office:value="-0" calcext:value-type="float">
            <text:p>0</text:p>
          </table:table-cell>
          <table:table-cell table:formula="of:=([$Dists.T137]+[$Dists.T112]-1)*([$Dists.T12]*[$Tech.$E$1]+[$Dists.T37]*[$Tech.$E$11]+[$Dists.T62]*[$Tech.$E$21]+[$Dists.T87]*[$Tech.$E$31])" office:value-type="float" office:value="-0" calcext:value-type="float">
            <text:p>0</text:p>
          </table:table-cell>
          <table:table-cell table:style-name="ce15" table:formula="of:=([$Dists.U137]+[$Dists.U112]-1)*([$Dists.U12]*[$Tech.$E$1]+[$Dists.U37]*[$Tech.$E$11]+[$Dists.U62]*[$Tech.$E$21]+[$Dists.U87]*[$Tech.$E$31])" office:value-type="float" office:value="21.506464" calcext:value-type="float">
            <text:p>21.506464</text:p>
          </table:table-cell>
          <table:table-cell table:formula="of:=([$Dists.V137]+[$Dists.V112]-1)*([$Dists.V12]*[$Tech.$E$1]+[$Dists.V37]*[$Tech.$E$11]+[$Dists.V62]*[$Tech.$E$21]+[$Dists.V87]*[$Tech.$E$31])" office:value-type="float" office:value="-0" calcext:value-type="float">
            <text:p>0</text:p>
          </table:table-cell>
          <table:table-cell table:formula="of:=([$Dists.W137]+[$Dists.W112]-1)*([$Dists.W12]*[$Tech.$E$1]+[$Dists.W37]*[$Tech.$E$11]+[$Dists.W62]*[$Tech.$E$21]+[$Dists.W87]*[$Tech.$E$31])" office:value-type="float" office:value="-0" calcext:value-type="float">
            <text:p>0</text:p>
          </table:table-cell>
          <table:table-cell table:style-name="ce15" table:formula="of:=([$Dists.X137]+[$Dists.X112]-1)*([$Dists.X12]*[$Tech.$E$1]+[$Dists.X37]*[$Tech.$E$11]+[$Dists.X62]*[$Tech.$E$21]+[$Dists.X87]*[$Tech.$E$31])" office:value-type="float" office:value="8.97942625899281" calcext:value-type="float">
            <text:p>8.979426258992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5.6416726618705" calcext:value-type="float">
            <text:p>5.6416726618705</text:p>
          </table:table-cell>
          <table:table-cell table:style-name="ce15" table:formula="of:=INDIRECT(ADDRESS(COLUMN()+ROW([.A1])-COLUMN([.A1]); ROW()-ROW([.A1])+COLUMN([.A1])))" office:value-type="float" office:value="30.12625" calcext:value-type="float">
            <text:p>30.1262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N138]+[$Dists.N113]-1)*([$Dists.N13]*[$Tech.$E$1]+[$Dists.N38]*[$Tech.$E$11]+[$Dists.N63]*[$Tech.$E$21]+[$Dists.N88]*[$Tech.$E$31])" office:value-type="float" office:value="18.45375" calcext:value-type="float">
            <text:p>18.45375</text:p>
          </table:table-cell>
          <table:table-cell table:formula="of:=([$Dists.O138]+[$Dists.O113]-1)*([$Dists.O13]*[$Tech.$E$1]+[$Dists.O38]*[$Tech.$E$11]+[$Dists.O63]*[$Tech.$E$21]+[$Dists.O88]*[$Tech.$E$31])" office:value-type="float" office:value="-0" calcext:value-type="float">
            <text:p>0</text:p>
          </table:table-cell>
          <table:table-cell table:style-name="ce15" table:formula="of:=([$Dists.P138]+[$Dists.P113]-1)*([$Dists.P13]*[$Tech.$E$1]+[$Dists.P38]*[$Tech.$E$11]+[$Dists.P63]*[$Tech.$E$21]+[$Dists.P88]*[$Tech.$E$31])" office:value-type="float" office:value="8.87106474820144" calcext:value-type="float">
            <text:p>8.87106474820144</text:p>
          </table:table-cell>
          <table:table-cell table:formula="of:=([$Dists.Q138]+[$Dists.Q113]-1)*([$Dists.Q13]*[$Tech.$E$1]+[$Dists.Q38]*[$Tech.$E$11]+[$Dists.Q63]*[$Tech.$E$21]+[$Dists.Q88]*[$Tech.$E$31])" office:value-type="float" office:value="-0" calcext:value-type="float">
            <text:p>0</text:p>
          </table:table-cell>
          <table:table-cell table:formula="of:=([$Dists.R138]+[$Dists.R113]-1)*([$Dists.R13]*[$Tech.$E$1]+[$Dists.R38]*[$Tech.$E$11]+[$Dists.R63]*[$Tech.$E$21]+[$Dists.R88]*[$Tech.$E$31])" office:value-type="float" office:value="-0" calcext:value-type="float">
            <text:p>0</text:p>
          </table:table-cell>
          <table:table-cell table:formula="of:=([$Dists.S138]+[$Dists.S113]-1)*([$Dists.S13]*[$Tech.$E$1]+[$Dists.S38]*[$Tech.$E$11]+[$Dists.S63]*[$Tech.$E$21]+[$Dists.S88]*[$Tech.$E$31])" office:value-type="float" office:value="-0" calcext:value-type="float">
            <text:p>0</text:p>
          </table:table-cell>
          <table:table-cell table:formula="of:=([$Dists.T138]+[$Dists.T113]-1)*([$Dists.T13]*[$Tech.$E$1]+[$Dists.T38]*[$Tech.$E$11]+[$Dists.T63]*[$Tech.$E$21]+[$Dists.T88]*[$Tech.$E$31])" office:value-type="float" office:value="-0" calcext:value-type="float">
            <text:p>0</text:p>
          </table:table-cell>
          <table:table-cell table:formula="of:=([$Dists.U138]+[$Dists.U113]-1)*([$Dists.U13]*[$Tech.$E$1]+[$Dists.U38]*[$Tech.$E$11]+[$Dists.U63]*[$Tech.$E$21]+[$Dists.U88]*[$Tech.$E$31])" office:value-type="float" office:value="-0" calcext:value-type="float">
            <text:p>0</text:p>
          </table:table-cell>
          <table:table-cell table:formula="of:=([$Dists.V138]+[$Dists.V113]-1)*([$Dists.V13]*[$Tech.$E$1]+[$Dists.V38]*[$Tech.$E$11]+[$Dists.V63]*[$Tech.$E$21]+[$Dists.V88]*[$Tech.$E$31])" office:value-type="float" office:value="-0" calcext:value-type="float">
            <text:p>0</text:p>
          </table:table-cell>
          <table:table-cell table:formula="of:=([$Dists.W138]+[$Dists.W113]-1)*([$Dists.W13]*[$Tech.$E$1]+[$Dists.W38]*[$Tech.$E$11]+[$Dists.W63]*[$Tech.$E$21]+[$Dists.W88]*[$Tech.$E$31])" office:value-type="float" office:value="-0" calcext:value-type="float">
            <text:p>0</text:p>
          </table:table-cell>
          <table:table-cell table:formula="of:=([$Dists.X138]+[$Dists.X113]-1)*([$Dists.X13]*[$Tech.$E$1]+[$Dists.X38]*[$Tech.$E$11]+[$Dists.X63]*[$Tech.$E$21]+[$Dists.X88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enilche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32.45375" calcext:value-type="float">
            <text:p>32.45375</text:p>
          </table:table-cell>
          <table:table-cell table:style-name="ce15" table:formula="of:=INDIRECT(ADDRESS(COLUMN()+ROW([.A1])-COLUMN([.A1]); ROW()-ROW([.A1])+COLUMN([.A1])))" office:value-type="float" office:value="25.2" calcext:value-type="float">
            <text:p>25.2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8.45375" calcext:value-type="float">
            <text:p>18.45375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O139]+[$Dists.O114]-1)*([$Dists.O14]*[$Tech.$E$1]+[$Dists.O39]*[$Tech.$E$11]+[$Dists.O64]*[$Tech.$E$21]+[$Dists.O89]*[$Tech.$E$31])" office:value-type="float" office:value="23.8175" calcext:value-type="float">
            <text:p>23.8175</text:p>
          </table:table-cell>
          <table:table-cell table:style-name="ce15" table:formula="of:=([$Dists.P139]+[$Dists.P114]-1)*([$Dists.P14]*[$Tech.$E$1]+[$Dists.P39]*[$Tech.$E$11]+[$Dists.P64]*[$Tech.$E$21]+[$Dists.P89]*[$Tech.$E$31])" office:value-type="float" office:value="17.07125" calcext:value-type="float">
            <text:p>17.07125</text:p>
          </table:table-cell>
          <table:table-cell table:formula="of:=([$Dists.Q139]+[$Dists.Q114]-1)*([$Dists.Q14]*[$Tech.$E$1]+[$Dists.Q39]*[$Tech.$E$11]+[$Dists.Q64]*[$Tech.$E$21]+[$Dists.Q89]*[$Tech.$E$31])" office:value-type="float" office:value="-0" calcext:value-type="float">
            <text:p>0</text:p>
          </table:table-cell>
          <table:table-cell table:formula="of:=([$Dists.R139]+[$Dists.R114]-1)*([$Dists.R14]*[$Tech.$E$1]+[$Dists.R39]*[$Tech.$E$11]+[$Dists.R64]*[$Tech.$E$21]+[$Dists.R89]*[$Tech.$E$31])" office:value-type="float" office:value="-0" calcext:value-type="float">
            <text:p>0</text:p>
          </table:table-cell>
          <table:table-cell table:formula="of:=([$Dists.S139]+[$Dists.S114]-1)*([$Dists.S14]*[$Tech.$E$1]+[$Dists.S39]*[$Tech.$E$11]+[$Dists.S64]*[$Tech.$E$21]+[$Dists.S89]*[$Tech.$E$31])" office:value-type="float" office:value="-0" calcext:value-type="float">
            <text:p>0</text:p>
          </table:table-cell>
          <table:table-cell table:formula="of:=([$Dists.T139]+[$Dists.T114]-1)*([$Dists.T14]*[$Tech.$E$1]+[$Dists.T39]*[$Tech.$E$11]+[$Dists.T64]*[$Tech.$E$21]+[$Dists.T89]*[$Tech.$E$31])" office:value-type="float" office:value="-0" calcext:value-type="float">
            <text:p>0</text:p>
          </table:table-cell>
          <table:table-cell table:formula="of:=([$Dists.U139]+[$Dists.U114]-1)*([$Dists.U14]*[$Tech.$E$1]+[$Dists.U39]*[$Tech.$E$11]+[$Dists.U64]*[$Tech.$E$21]+[$Dists.U89]*[$Tech.$E$31])" office:value-type="float" office:value="-0" calcext:value-type="float">
            <text:p>0</text:p>
          </table:table-cell>
          <table:table-cell table:formula="of:=([$Dists.V139]+[$Dists.V114]-1)*([$Dists.V14]*[$Tech.$E$1]+[$Dists.V39]*[$Tech.$E$11]+[$Dists.V64]*[$Tech.$E$21]+[$Dists.V89]*[$Tech.$E$31])" office:value-type="float" office:value="-0" calcext:value-type="float">
            <text:p>0</text:p>
          </table:table-cell>
          <table:table-cell table:formula="of:=([$Dists.W139]+[$Dists.W114]-1)*([$Dists.W14]*[$Tech.$E$1]+[$Dists.W39]*[$Tech.$E$11]+[$Dists.W64]*[$Tech.$E$21]+[$Dists.W89]*[$Tech.$E$31])" office:value-type="float" office:value="-0" calcext:value-type="float">
            <text:p>0</text:p>
          </table:table-cell>
          <table:table-cell table:formula="of:=([$Dists.X139]+[$Dists.X114]-1)*([$Dists.X14]*[$Tech.$E$1]+[$Dists.X39]*[$Tech.$E$11]+[$Dists.X64]*[$Tech.$E$21]+[$Dists.X89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chansa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4.492866" calcext:value-type="float">
            <text:p>4.492866</text:p>
          </table:table-cell>
          <table:table-cell table:style-name="ce15" table:formula="of:=INDIRECT(ADDRESS(COLUMN()+ROW([.A1])-COLUMN([.A1]); ROW()-ROW([.A1])+COLUMN([.A1])))" office:value-type="float" office:value="3.566388" calcext:value-type="float">
            <text:p>3.566388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3.8175" calcext:value-type="float">
            <text:p>23.8175</text:p>
          </table:table-cell>
          <table:table-cell table:style-name="ce2" office:value-type="float" office:value="0" calcext:value-type="float">
            <text:p>0</text:p>
          </table:table-cell>
          <table:table-cell table:formula="of:=([$Dists.P140]+[$Dists.P115]-1)*([$Dists.P15]*[$Tech.$E$1]+[$Dists.P40]*[$Tech.$E$11]+[$Dists.P65]*[$Tech.$E$21]+[$Dists.P90]*[$Tech.$E$31])" office:value-type="float" office:value="-0" calcext:value-type="float">
            <text:p>0</text:p>
          </table:table-cell>
          <table:table-cell table:style-name="ce15" table:formula="of:=([$Dists.Q140]+[$Dists.Q115]-1)*([$Dists.Q15]*[$Tech.$E$1]+[$Dists.Q40]*[$Tech.$E$11]+[$Dists.Q65]*[$Tech.$E$21]+[$Dists.Q90]*[$Tech.$E$31])" office:value-type="float" office:value="3.32808" calcext:value-type="float">
            <text:p>3.32808</text:p>
          </table:table-cell>
          <table:table-cell table:style-name="ce15" table:formula="of:=([$Dists.R140]+[$Dists.R115]-1)*([$Dists.R15]*[$Tech.$E$1]+[$Dists.R40]*[$Tech.$E$11]+[$Dists.R65]*[$Tech.$E$21]+[$Dists.R90]*[$Tech.$E$31])" office:value-type="float" office:value="6.428142" calcext:value-type="float">
            <text:p>6.428142</text:p>
          </table:table-cell>
          <table:table-cell table:style-name="Default" table:formula="of:=([$Dists.S140]+[$Dists.S115]-1)*([$Dists.S15]*[$Tech.$E$1]+[$Dists.S40]*[$Tech.$E$11]+[$Dists.S65]*[$Tech.$E$21]+[$Dists.S90]*[$Tech.$E$31])" office:value-type="float" office:value="-0" calcext:value-type="float">
            <text:p>0</text:p>
          </table:table-cell>
          <table:table-cell table:style-name="ce15" table:formula="of:=([$Dists.T140]+[$Dists.T115]-1)*([$Dists.T15]*[$Tech.$E$1]+[$Dists.T40]*[$Tech.$E$11]+[$Dists.T65]*[$Tech.$E$21]+[$Dists.T90]*[$Tech.$E$31])" office:value-type="float" office:value="7.379316" calcext:value-type="float">
            <text:p>7.379316</text:p>
          </table:table-cell>
          <table:table-cell table:formula="of:=([$Dists.U140]+[$Dists.U115]-1)*([$Dists.U15]*[$Tech.$E$1]+[$Dists.U40]*[$Tech.$E$11]+[$Dists.U65]*[$Tech.$E$21]+[$Dists.U90]*[$Tech.$E$31])" office:value-type="float" office:value="-0" calcext:value-type="float">
            <text:p>0</text:p>
          </table:table-cell>
          <table:table-cell table:style-name="ce15" table:formula="of:=([$Dists.V140]+[$Dists.V115]-1)*([$Dists.V15]*[$Tech.$E$1]+[$Dists.V40]*[$Tech.$E$11]+[$Dists.V65]*[$Tech.$E$21]+[$Dists.V90]*[$Tech.$E$31])" office:value-type="float" office:value="8.811222" calcext:value-type="float">
            <text:p>8.811222</text:p>
          </table:table-cell>
          <table:table-cell table:formula="of:=([$Dists.W140]+[$Dists.W115]-1)*([$Dists.W15]*[$Tech.$E$1]+[$Dists.W40]*[$Tech.$E$11]+[$Dists.W65]*[$Tech.$E$21]+[$Dists.W90]*[$Tech.$E$31])" office:value-type="float" office:value="-0" calcext:value-type="float">
            <text:p>0</text:p>
          </table:table-cell>
          <table:table-cell table:formula="of:=([$Dists.X140]+[$Dists.X115]-1)*([$Dists.X15]*[$Tech.$E$1]+[$Dists.X40]*[$Tech.$E$11]+[$Dists.X65]*[$Tech.$E$21]+[$Dists.X90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trokeno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8.87106474820144" calcext:value-type="float">
            <text:p>8.87106474820144</text:p>
          </table:table-cell>
          <table:table-cell table:style-name="ce15" table:formula="of:=INDIRECT(ADDRESS(COLUMN()+ROW([.A1])-COLUMN([.A1]); ROW()-ROW([.A1])+COLUMN([.A1])))" office:value-type="float" office:value="17.07125" calcext:value-type="float">
            <text:p>17.0712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Q141]+[$Dists.Q116]-1)*([$Dists.Q16]*[$Tech.$E$1]+[$Dists.Q41]*[$Tech.$E$11]+[$Dists.Q66]*[$Tech.$E$21]+[$Dists.Q91]*[$Tech.$E$31])" office:value-type="float" office:value="11.911284" calcext:value-type="float">
            <text:p>11.911284</text:p>
          </table:table-cell>
          <table:table-cell table:style-name="ce15" table:formula="of:=([$Dists.R141]+[$Dists.R116]-1)*([$Dists.R16]*[$Tech.$E$1]+[$Dists.R41]*[$Tech.$E$11]+[$Dists.R66]*[$Tech.$E$21]+[$Dists.R91]*[$Tech.$E$31])" office:value-type="float" office:value="13.341132" calcext:value-type="float">
            <text:p>13.341132</text:p>
          </table:table-cell>
          <table:table-cell table:formula="of:=([$Dists.S141]+[$Dists.S116]-1)*([$Dists.S16]*[$Tech.$E$1]+[$Dists.S41]*[$Tech.$E$11]+[$Dists.S66]*[$Tech.$E$21]+[$Dists.S91]*[$Tech.$E$31])" office:value-type="float" office:value="-0" calcext:value-type="float">
            <text:p>0</text:p>
          </table:table-cell>
          <table:table-cell table:style-name="ce15" table:formula="of:=([$Dists.T141]+[$Dists.T116]-1)*([$Dists.T16]*[$Tech.$E$1]+[$Dists.T41]*[$Tech.$E$11]+[$Dists.T66]*[$Tech.$E$21]+[$Dists.T91]*[$Tech.$E$31])" office:value-type="float" office:value="10.719744" calcext:value-type="float">
            <text:p>10.719744</text:p>
          </table:table-cell>
          <table:table-cell table:formula="of:=([$Dists.U141]+[$Dists.U116]-1)*([$Dists.U16]*[$Tech.$E$1]+[$Dists.U41]*[$Tech.$E$11]+[$Dists.U66]*[$Tech.$E$21]+[$Dists.U91]*[$Tech.$E$31])" office:value-type="float" office:value="-0" calcext:value-type="float">
            <text:p>0</text:p>
          </table:table-cell>
          <table:table-cell table:style-name="ce15" table:formula="of:=([$Dists.V141]+[$Dists.V116]-1)*([$Dists.V16]*[$Tech.$E$1]+[$Dists.V41]*[$Tech.$E$11]+[$Dists.V66]*[$Tech.$E$21]+[$Dists.V91]*[$Tech.$E$31])" office:value-type="float" office:value="8.574972" calcext:value-type="float">
            <text:p>8.574972</text:p>
          </table:table-cell>
          <table:table-cell table:formula="of:=([$Dists.W141]+[$Dists.W116]-1)*([$Dists.W16]*[$Tech.$E$1]+[$Dists.W41]*[$Tech.$E$11]+[$Dists.W66]*[$Tech.$E$21]+[$Dists.W91]*[$Tech.$E$31])" office:value-type="float" office:value="-0" calcext:value-type="float">
            <text:p>0</text:p>
          </table:table-cell>
          <table:table-cell table:style-name="ce15" table:formula="of:=([$Dists.X141]+[$Dists.X116]-1)*([$Dists.X16]*[$Tech.$E$1]+[$Dists.X41]*[$Tech.$E$11]+[$Dists.X66]*[$Tech.$E$21]+[$Dists.X91]*[$Tech.$E$31])" office:value-type="float" office:value="7.60098021582734" calcext:value-type="float">
            <text:p>7.600980215827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6.641754" calcext:value-type="float">
            <text:p>6.641754</text:p>
          </table:table-cell>
          <table:table-cell table:style-name="ce15" table:formula="of:=INDIRECT(ADDRESS(COLUMN()+ROW([.A1])-COLUMN([.A1]); ROW()-ROW([.A1])+COLUMN([.A1])))" office:value-type="float" office:value="5.479026" calcext:value-type="float">
            <text:p>5.479026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3.32808" calcext:value-type="float">
            <text:p>3.32808</text:p>
          </table:table-cell>
          <table:table-cell table:style-name="ce15" table:formula="of:=INDIRECT(ADDRESS(COLUMN()+ROW([.A1])-COLUMN([.A1]); ROW()-ROW([.A1])+COLUMN([.A1])))" office:value-type="float" office:value="11.911284" calcext:value-type="float">
            <text:p>11.911284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R142]+[$Dists.R117]-1)*([$Dists.R17]*[$Tech.$E$1]+[$Dists.R42]*[$Tech.$E$11]+[$Dists.R67]*[$Tech.$E$21]+[$Dists.R92]*[$Tech.$E$31])" office:value-type="float" office:value="5.479026" calcext:value-type="float">
            <text:p>5.479026</text:p>
          </table:table-cell>
          <table:table-cell table:formula="of:=([$Dists.S142]+[$Dists.S117]-1)*([$Dists.S17]*[$Tech.$E$1]+[$Dists.S42]*[$Tech.$E$11]+[$Dists.S67]*[$Tech.$E$21]+[$Dists.S92]*[$Tech.$E$31])" office:value-type="float" office:value="-0" calcext:value-type="float">
            <text:p>0</text:p>
          </table:table-cell>
          <table:table-cell table:style-name="ce15" table:formula="of:=([$Dists.T142]+[$Dists.T117]-1)*([$Dists.T17]*[$Tech.$E$1]+[$Dists.T42]*[$Tech.$E$11]+[$Dists.T67]*[$Tech.$E$21]+[$Dists.T92]*[$Tech.$E$31])" office:value-type="float" office:value="5.479026" calcext:value-type="float">
            <text:p>5.479026</text:p>
          </table:table-cell>
          <table:table-cell table:formula="of:=([$Dists.U142]+[$Dists.U117]-1)*([$Dists.U17]*[$Tech.$E$1]+[$Dists.U42]*[$Tech.$E$11]+[$Dists.U67]*[$Tech.$E$21]+[$Dists.U92]*[$Tech.$E$31])" office:value-type="float" office:value="-0" calcext:value-type="float">
            <text:p>0</text:p>
          </table:table-cell>
          <table:table-cell table:style-name="ce15" table:formula="of:=([$Dists.V142]+[$Dists.V117]-1)*([$Dists.V17]*[$Tech.$E$1]+[$Dists.V42]*[$Tech.$E$11]+[$Dists.V67]*[$Tech.$E$21]+[$Dists.V92]*[$Tech.$E$31])" office:value-type="float" office:value="7.147182" calcext:value-type="float">
            <text:p>7.147182</text:p>
          </table:table-cell>
          <table:table-cell table:formula="of:=([$Dists.W142]+[$Dists.W117]-1)*([$Dists.W17]*[$Tech.$E$1]+[$Dists.W42]*[$Tech.$E$11]+[$Dists.W67]*[$Tech.$E$21]+[$Dists.W92]*[$Tech.$E$31])" office:value-type="float" office:value="-0" calcext:value-type="float">
            <text:p>0</text:p>
          </table:table-cell>
          <table:table-cell table:formula="of:=([$Dists.X142]+[$Dists.X117]-1)*([$Dists.X17]*[$Tech.$E$1]+[$Dists.X42]*[$Tech.$E$11]+[$Dists.X67]*[$Tech.$E$21]+[$Dists.X92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zukini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8.311968" calcext:value-type="float">
            <text:p>8.311968</text:p>
          </table:table-cell>
          <table:table-cell table:style-name="ce15" table:formula="of:=INDIRECT(ADDRESS(COLUMN()+ROW([.A1])-COLUMN([.A1]); ROW()-ROW([.A1])+COLUMN([.A1])))" office:value-type="float" office:value="4.523736" calcext:value-type="float">
            <text:p>4.523736</text:p>
          </table:table-cell>
          <table:table-cell table:style-name="ce15" table:formula="of:=INDIRECT(ADDRESS(COLUMN()+ROW([.A1])-COLUMN([.A1]); ROW()-ROW([.A1])+COLUMN([.A1])))" office:value-type="float" office:value="14.945" calcext:value-type="float">
            <text:p>14.945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6.428142" calcext:value-type="float">
            <text:p>6.428142</text:p>
          </table:table-cell>
          <table:table-cell table:style-name="ce15" table:formula="of:=INDIRECT(ADDRESS(COLUMN()+ROW([.A1])-COLUMN([.A1]); ROW()-ROW([.A1])+COLUMN([.A1])))" office:value-type="float" office:value="13.341132" calcext:value-type="float">
            <text:p>13.341132</text:p>
          </table:table-cell>
          <table:table-cell table:style-name="ce15" table:formula="of:=INDIRECT(ADDRESS(COLUMN()+ROW([.A1])-COLUMN([.A1]); ROW()-ROW([.A1])+COLUMN([.A1])))" office:value-type="float" office:value="5.479026" calcext:value-type="float">
            <text:p>5.479026</text:p>
          </table:table-cell>
          <table:table-cell table:style-name="ce2" office:value-type="float" office:value="0" calcext:value-type="float">
            <text:p>0</text:p>
          </table:table-cell>
          <table:table-cell table:formula="of:=([$Dists.S143]+[$Dists.S118]-1)*([$Dists.S18]*[$Tech.$E$1]+[$Dists.S43]*[$Tech.$E$11]+[$Dists.S68]*[$Tech.$E$21]+[$Dists.S93]*[$Tech.$E$31])" office:value-type="float" office:value="-0" calcext:value-type="float">
            <text:p>0</text:p>
          </table:table-cell>
          <table:table-cell table:style-name="ce15" table:formula="of:=([$Dists.T143]+[$Dists.T118]-1)*([$Dists.T18]*[$Tech.$E$1]+[$Dists.T43]*[$Tech.$E$11]+[$Dists.T68]*[$Tech.$E$21]+[$Dists.T93]*[$Tech.$E$31])" office:value-type="float" office:value="6.670566" calcext:value-type="float">
            <text:p>6.670566</text:p>
          </table:table-cell>
          <table:table-cell table:formula="of:=([$Dists.U143]+[$Dists.U118]-1)*([$Dists.U18]*[$Tech.$E$1]+[$Dists.U43]*[$Tech.$E$11]+[$Dists.U68]*[$Tech.$E$21]+[$Dists.U93]*[$Tech.$E$31])" office:value-type="float" office:value="-0" calcext:value-type="float">
            <text:p>0</text:p>
          </table:table-cell>
          <table:table-cell table:style-name="ce15" table:formula="of:=([$Dists.V143]+[$Dists.V118]-1)*([$Dists.V18]*[$Tech.$E$1]+[$Dists.V43]*[$Tech.$E$11]+[$Dists.V68]*[$Tech.$E$21]+[$Dists.V93]*[$Tech.$E$31])" office:value-type="float" office:value="8.57703" calcext:value-type="float">
            <text:p>8.57703</text:p>
          </table:table-cell>
          <table:table-cell table:formula="of:=([$Dists.W143]+[$Dists.W118]-1)*([$Dists.W18]*[$Tech.$E$1]+[$Dists.W43]*[$Tech.$E$11]+[$Dists.W68]*[$Tech.$E$21]+[$Dists.W93]*[$Tech.$E$31])" office:value-type="float" office:value="-0" calcext:value-type="float">
            <text:p>0</text:p>
          </table:table-cell>
          <table:table-cell table:formula="of:=([$Dists.X143]+[$Dists.X118]-1)*([$Dists.X18]*[$Tech.$E$1]+[$Dists.X43]*[$Tech.$E$11]+[$Dists.X68]*[$Tech.$E$21]+[$Dists.X93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udunu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33.6" calcext:value-type="float">
            <text:p>33.6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T144]+[$Dists.T119]-1)*([$Dists.T19]*[$Tech.$E$1]+[$Dists.T44]*[$Tech.$E$11]+[$Dists.T69]*[$Tech.$E$21]+[$Dists.T94]*[$Tech.$E$31])" office:value-type="float" office:value="18.69" calcext:value-type="float">
            <text:p>18.69</text:p>
          </table:table-cell>
          <table:table-cell table:style-name="ce15" table:formula="of:=([$Dists.U144]+[$Dists.U119]-1)*([$Dists.U19]*[$Tech.$E$1]+[$Dists.U44]*[$Tech.$E$11]+[$Dists.U69]*[$Tech.$E$21]+[$Dists.U94]*[$Tech.$E$31])" office:value-type="float" office:value="25.2" calcext:value-type="float">
            <text:p>25.2</text:p>
          </table:table-cell>
          <table:table-cell table:formula="of:=([$Dists.V144]+[$Dists.V119]-1)*([$Dists.V19]*[$Tech.$E$1]+[$Dists.V44]*[$Tech.$E$11]+[$Dists.V69]*[$Tech.$E$21]+[$Dists.V94]*[$Tech.$E$31])" office:value-type="float" office:value="-0" calcext:value-type="float">
            <text:p>0</text:p>
          </table:table-cell>
          <table:table-cell table:formula="of:=([$Dists.W144]+[$Dists.W119]-1)*([$Dists.W19]*[$Tech.$E$1]+[$Dists.W44]*[$Tech.$E$11]+[$Dists.W69]*[$Tech.$E$21]+[$Dists.W94]*[$Tech.$E$31])" office:value-type="float" office:value="-0" calcext:value-type="float">
            <text:p>0</text:p>
          </table:table-cell>
          <table:table-cell table:formula="of:=([$Dists.X144]+[$Dists.X119]-1)*([$Dists.X19]*[$Tech.$E$1]+[$Dists.X44]*[$Tech.$E$11]+[$Dists.X69]*[$Tech.$E$21]+[$Dists.X94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ucar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0.69299" calcext:value-type="float">
            <text:p>10.69299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7.379316" calcext:value-type="float">
            <text:p>7.379316</text:p>
          </table:table-cell>
          <table:table-cell table:style-name="ce15" table:formula="of:=INDIRECT(ADDRESS(COLUMN()+ROW([.A1])-COLUMN([.A1]); ROW()-ROW([.A1])+COLUMN([.A1])))" office:value-type="float" office:value="10.719744" calcext:value-type="float">
            <text:p>10.719744</text:p>
          </table:table-cell>
          <table:table-cell table:style-name="ce15" table:formula="of:=INDIRECT(ADDRESS(COLUMN()+ROW([.A1])-COLUMN([.A1]); ROW()-ROW([.A1])+COLUMN([.A1])))" office:value-type="float" office:value="5.479026" calcext:value-type="float">
            <text:p>5.479026</text:p>
          </table:table-cell>
          <table:table-cell table:style-name="ce15" table:formula="of:=INDIRECT(ADDRESS(COLUMN()+ROW([.A1])-COLUMN([.A1]); ROW()-ROW([.A1])+COLUMN([.A1])))" office:value-type="float" office:value="6.670566" calcext:value-type="float">
            <text:p>6.670566</text:p>
          </table:table-cell>
          <table:table-cell table:style-name="ce15" table:formula="of:=INDIRECT(ADDRESS(COLUMN()+ROW([.A1])-COLUMN([.A1]); ROW()-ROW([.A1])+COLUMN([.A1])))" office:value-type="float" office:value="18.69" calcext:value-type="float">
            <text:p>18.69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U145]+[$Dists.U120]-1)*([$Dists.U20]*[$Tech.$E$1]+[$Dists.U45]*[$Tech.$E$11]+[$Dists.U70]*[$Tech.$E$21]+[$Dists.U95]*[$Tech.$E$31])" office:value-type="float" office:value="11.94375" calcext:value-type="float">
            <text:p>11.94375</text:p>
          </table:table-cell>
          <table:table-cell table:style-name="ce15" table:formula="of:=([$Dists.V145]+[$Dists.V120]-1)*([$Dists.V20]*[$Tech.$E$1]+[$Dists.V45]*[$Tech.$E$11]+[$Dists.V70]*[$Tech.$E$21]+[$Dists.V95]*[$Tech.$E$31])" office:value-type="float" office:value="3.572562" calcext:value-type="float">
            <text:p>3.572562</text:p>
          </table:table-cell>
          <table:table-cell table:formula="of:=([$Dists.W145]+[$Dists.W120]-1)*([$Dists.W20]*[$Tech.$E$1]+[$Dists.W45]*[$Tech.$E$11]+[$Dists.W70]*[$Tech.$E$21]+[$Dists.W95]*[$Tech.$E$31])" office:value-type="float" office:value="-0" calcext:value-type="float">
            <text:p>0</text:p>
          </table:table-cell>
          <table:table-cell table:style-name="ce15" table:formula="of:=([$Dists.X145]+[$Dists.X120]-1)*([$Dists.X20]*[$Tech.$E$1]+[$Dists.X45]*[$Tech.$E$11]+[$Dists.X70]*[$Tech.$E$21]+[$Dists.X95]*[$Tech.$E$31])" office:value-type="float" office:value="20.1565237697842" calcext:value-type="float">
            <text:p>20.1565237697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5.2" calcext:value-type="float">
            <text:p>25.2</text:p>
          </table:table-cell>
          <table:table-cell table:style-name="ce15" table:formula="of:=INDIRECT(ADDRESS(COLUMN()+ROW([.A1])-COLUMN([.A1]); ROW()-ROW([.A1])+COLUMN([.A1])))" office:value-type="float" office:value="21.506464" calcext:value-type="float">
            <text:p>21.506464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5.2" calcext:value-type="float">
            <text:p>25.2</text:p>
          </table:table-cell>
          <table:table-cell table:style-name="ce15" table:formula="of:=INDIRECT(ADDRESS(COLUMN()+ROW([.A1])-COLUMN([.A1]); ROW()-ROW([.A1])+COLUMN([.A1])))" office:value-type="float" office:value="11.94375" calcext:value-type="float">
            <text:p>11.94375</text:p>
          </table:table-cell>
          <table:table-cell table:style-name="ce2" office:value-type="float" office:value="0" calcext:value-type="float">
            <text:p>0</text:p>
          </table:table-cell>
          <table:table-cell table:formula="of:=([$Dists.V146]+[$Dists.V121]-1)*([$Dists.V21]*[$Tech.$E$1]+[$Dists.V46]*[$Tech.$E$11]+[$Dists.V71]*[$Tech.$E$21]+[$Dists.V96]*[$Tech.$E$31])" office:value-type="float" office:value="-0" calcext:value-type="float">
            <text:p>0</text:p>
          </table:table-cell>
          <table:table-cell table:formula="of:=([$Dists.W146]+[$Dists.W121]-1)*([$Dists.W21]*[$Tech.$E$1]+[$Dists.W46]*[$Tech.$E$11]+[$Dists.W71]*[$Tech.$E$21]+[$Dists.W96]*[$Tech.$E$31])" office:value-type="float" office:value="-0" calcext:value-type="float">
            <text:p>0</text:p>
          </table:table-cell>
          <table:table-cell table:formula="of:=([$Dists.X146]+[$Dists.X121]-1)*([$Dists.X21]*[$Tech.$E$1]+[$Dists.X46]*[$Tech.$E$11]+[$Dists.X71]*[$Tech.$E$21]+[$Dists.X96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rania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12.124896" calcext:value-type="float">
            <text:p>12.124896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8.811222" calcext:value-type="float">
            <text:p>8.811222</text:p>
          </table:table-cell>
          <table:table-cell table:style-name="ce15" table:formula="of:=INDIRECT(ADDRESS(COLUMN()+ROW([.A1])-COLUMN([.A1]); ROW()-ROW([.A1])+COLUMN([.A1])))" office:value-type="float" office:value="8.574972" calcext:value-type="float">
            <text:p>8.574972</text:p>
          </table:table-cell>
          <table:table-cell table:style-name="ce15" table:formula="of:=INDIRECT(ADDRESS(COLUMN()+ROW([.A1])-COLUMN([.A1]); ROW()-ROW([.A1])+COLUMN([.A1])))" office:value-type="float" office:value="7.147182" calcext:value-type="float">
            <text:p>7.147182</text:p>
          </table:table-cell>
          <table:table-cell table:style-name="ce15" table:formula="of:=INDIRECT(ADDRESS(COLUMN()+ROW([.A1])-COLUMN([.A1]); ROW()-ROW([.A1])+COLUMN([.A1])))" office:value-type="float" office:value="8.57703" calcext:value-type="float">
            <text:p>8.57703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3.572562" calcext:value-type="float">
            <text:p>3.572562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5" table:formula="of:=([$Dists.W147]+[$Dists.W122]-1)*([$Dists.W22]*[$Tech.$E$1]+[$Dists.W47]*[$Tech.$E$11]+[$Dists.W72]*[$Tech.$E$21]+[$Dists.W97]*[$Tech.$E$31])" office:value-type="float" office:value="9.90551568345324" calcext:value-type="float">
            <text:p>9.90551568345324</text:p>
          </table:table-cell>
          <table:table-cell table:style-name="ce15" table:formula="of:=([$Dists.X147]+[$Dists.X122]-1)*([$Dists.X22]*[$Tech.$E$1]+[$Dists.X47]*[$Tech.$E$11]+[$Dists.X72]*[$Tech.$E$21]+[$Dists.X97]*[$Tech.$E$31])" office:value-type="float" office:value="21.3480637697842" calcext:value-type="float">
            <text:p>21.3480637697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9.90551568345324" calcext:value-type="float">
            <text:p>9.90551568345324</text:p>
          </table:table-cell>
          <table:table-cell table:style-name="ce2" office:value-type="float" office:value="0" calcext:value-type="float">
            <text:p>0</text:p>
          </table:table-cell>
          <table:table-cell table:formula="of:=([$Dists.X148]+[$Dists.X123]-1)*([$Dists.X23]*[$Tech.$E$1]+[$Dists.X48]*[$Tech.$E$11]+[$Dists.X73]*[$Tech.$E$21]+[$Dists.X98]*[$Tech.$E$31])" office:value-type="float" office:value="-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gula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8.97942625899281" calcext:value-type="float">
            <text:p>8.97942625899281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7.60098021582734" calcext:value-type="float">
            <text:p>7.60098021582734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0.1565237697842" calcext:value-type="float">
            <text:p>20.1565237697842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15" table:formula="of:=INDIRECT(ADDRESS(COLUMN()+ROW([.A1])-COLUMN([.A1]); ROW()-ROW([.A1])+COLUMN([.A1])))" office:value-type="float" office:value="21.3480637697842" calcext:value-type="float">
            <text:p>21.3480637697842</text:p>
          </table:table-cell>
          <table:table-cell table:formula="of:=INDIRECT(ADDRESS(COLUMN()+ROW([.A1])-COLUMN([.A1]); ROW()-ROW([.A1])+COLUMN([.A1]))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style-name="Default" table:number-columns-repeated="23"/>
          <table:table-cell table:number-columns-repeated="1000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sts</text:p>
          </table:table-cell>
          <table:table-cell table:style-name="Default" office:value-type="string" calcext:value-type="string">
            <text:p>Eskinoko</text:p>
          </table:table-cell>
          <table:table-cell table:style-name="Default" office:value-type="string" calcext:value-type="string">
            <text:p>Oko</text:p>
          </table:table-cell>
          <table:table-cell table:style-name="Default" office:value-type="string" calcext:value-type="string">
            <text:p>Bono</text:p>
          </table:table-cell>
          <table:table-cell table:style-name="Default" office:value-type="string" calcext:value-type="string">
            <text:p>Khanak</text:p>
          </table:table-cell>
          <table:table-cell table:style-name="Default" office:value-type="string" calcext:value-type="string">
            <text:p>Anoko</text:p>
          </table:table-cell>
          <table:table-cell table:style-name="Default" office:value-type="string" calcext:value-type="string">
            <text:p>Floresta</text:p>
          </table:table-cell>
          <table:table-cell table:style-name="Default" office:value-type="string" calcext:value-type="string">
            <text:p>Branio</text:p>
          </table:table-cell>
          <table:table-cell table:style-name="Default" office:value-type="string" calcext:value-type="string">
            <text:p>Ukal</text:p>
          </table:table-cell>
          <table:table-cell table:style-name="Default" office:value-type="string" calcext:value-type="string">
            <text:p>Chinki</text:p>
          </table:table-cell>
          <table:table-cell table:style-name="Default" office:value-type="string" calcext:value-type="string">
            <text:p>Bulkini</text:p>
          </table:table-cell>
          <table:table-cell table:style-name="Default" office:value-type="string" calcext:value-type="string">
            <text:p>Selva</text:p>
          </table:table-cell>
          <table:table-cell table:style-name="Default" office:value-type="string" calcext:value-type="string">
            <text:p>Danio</text:p>
          </table:table-cell>
          <table:table-cell table:style-name="Default" office:value-type="string" calcext:value-type="string">
            <text:p>Venilche</text:p>
          </table:table-cell>
          <table:table-cell table:style-name="Default" office:value-type="string" calcext:value-type="string">
            <text:p>Mechansa</text:p>
          </table:table-cell>
          <table:table-cell table:style-name="Default" office:value-type="string" calcext:value-type="string">
            <text:p>Vantrokeno</text:p>
          </table:table-cell>
          <table:table-cell table:style-name="Default" office:value-type="string" calcext:value-type="string">
            <text:p>Vanuchu</text:p>
          </table:table-cell>
          <table:table-cell table:style-name="Default" office:value-type="string" calcext:value-type="string">
            <text:p>Izukini</text:p>
          </table:table-cell>
          <table:table-cell table:style-name="Default" office:value-type="string" calcext:value-type="string">
            <text:p>Budunu</text:p>
          </table:table-cell>
          <table:table-cell table:style-name="Default" office:value-type="string" calcext:value-type="string">
            <text:p>Azucar</text:p>
          </table:table-cell>
          <table:table-cell table:style-name="Default" office:value-type="string" calcext:value-type="string">
            <text:p>Loncar</text:p>
          </table:table-cell>
          <table:table-cell table:style-name="Default" office:value-type="string" calcext:value-type="string">
            <text:p>Arania</text:p>
          </table:table-cell>
          <table:table-cell table:style-name="Default" office:value-type="string" calcext:value-type="string">
            <text:p>Kimundu</text:p>
          </table:table-cell>
          <table:table-cell table:style-name="Default" office:value-type="string" calcext:value-type="string">
            <text:p>Agu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skinoko</text:p>
          </table:table-cell>
          <table:table-cell table:style-name="ce2"/>
          <table:table-cell table:style-name="ce15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Oko</text:p>
          </table:table-cell>
          <table:table-cell table:style-name="ce15"/>
          <table:table-cell table:style-name="ce2"/>
          <table:table-cell table:style-name="ce15" table:number-columns-repeated="2"/>
          <table:table-cell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ono</text:p>
          </table:table-cell>
          <table:table-cell table:style-name="ce15" table:number-columns-repeated="2"/>
          <table:table-cell table:style-name="ce2"/>
          <table:table-cell table:style-name="ce15" table:number-columns-repeated="2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Khanak</text:p>
          </table:table-cell>
          <table:table-cell table:style-name="ce15" table:number-columns-repeated="3"/>
          <table:table-cell table:style-name="ce2"/>
          <table:table-cell table:style-name="ce15"/>
          <table:table-cell table:number-columns-repeated="3"/>
          <table:table-cell table:style-name="ce15"/>
          <table:table-cell table:number-columns-repeated="1014"/>
        </table:table-row>
        <table:table-row table:style-name="ro1">
          <table:table-cell office:value-type="string" calcext:value-type="string">
            <text:p>Anoko</text:p>
          </table:table-cell>
          <table:table-cell table:style-name="ce15"/>
          <table:table-cell/>
          <table:table-cell table:style-name="ce15" table:number-columns-repeated="2"/>
          <table:table-cell table:style-name="ce2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loresta</text:p>
          </table:table-cell>
          <table:table-cell/>
          <table:table-cell table:style-name="ce15"/>
          <table:table-cell table:number-columns-repeated="2"/>
          <table:table-cell table:style-name="ce15"/>
          <table:table-cell table:style-name="ce2"/>
          <table:table-cell table:number-columns-repeated="4"/>
          <table:table-cell table:style-name="ce15"/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table:number-columns-repeated="2"/>
          <table:table-cell table:style-name="ce15"/>
          <table:table-cell table:number-columns-repeated="3"/>
          <table:table-cell table:style-name="ce2"/>
          <table:table-cell table:style-name="ce15"/>
          <table:table-cell table:number-columns-repeated="3"/>
          <table:table-cell table:style-name="ce15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Ukal</text:p>
          </table:table-cell>
          <table:table-cell table:number-columns-repeated="6"/>
          <table:table-cell table:style-name="ce15"/>
          <table:table-cell table:style-name="ce2"/>
          <table:table-cell table:style-name="ce15"/>
          <table:table-cell table:number-columns-repeated="2"/>
          <table:table-cell table:style-name="ce15" table:number-columns-repeated="3"/>
          <table:table-cell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number-columns-repeated="1002"/>
        </table:table-row>
        <table:table-row table:style-name="ro1">
          <table:table-cell office:value-type="string" calcext:value-type="string">
            <text:p>Chinki</text:p>
          </table:table-cell>
          <table:table-cell table:number-columns-repeated="3"/>
          <table:table-cell table:style-name="ce15"/>
          <table:table-cell table:number-columns-repeated="3"/>
          <table:table-cell table:style-name="ce15"/>
          <table:table-cell table:style-name="ce2"/>
          <table:table-cell table:number-columns-repeated="4"/>
          <table:table-cell table:style-name="ce15"/>
          <table:table-cell/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ulkini</text:p>
          </table:table-cell>
          <table:table-cell table:number-columns-repeated="9"/>
          <table:table-cell table:style-name="ce2"/>
          <table:table-cell table:style-name="ce15"/>
          <table:table-cell table:number-columns-repeated="5"/>
          <table:table-cell table:style-name="ce15" table:number-columns-repeated="2"/>
          <table:table-cell/>
          <table:table-cell table:style-name="ce15"/>
          <table:table-cell table:number-columns-repeated="1003"/>
        </table:table-row>
        <table:table-row table:style-name="ro1">
          <table:table-cell office:value-type="string" calcext:value-type="string">
            <text:p>Selva</text:p>
          </table:table-cell>
          <table:table-cell table:style-name="ce4"/>
          <table:table-cell table:number-columns-repeated="4"/>
          <table:table-cell table:style-name="ce15"/>
          <table:table-cell table:number-columns-repeated="3"/>
          <table:table-cell table:style-name="ce15"/>
          <table:table-cell table:style-name="ce2"/>
          <table:table-cell table:number-columns-repeated="8"/>
          <table:table-cell table:style-name="ce15"/>
          <table:table-cell table:number-columns-repeated="2"/>
          <table:table-cell table:style-name="ce15"/>
          <table:table-cell table:number-columns-repeated="1000"/>
        </table:table-row>
        <table:table-row table:style-name="ro1">
          <table:table-cell office:value-type="string" calcext:value-type="string">
            <text:p>Danio</text:p>
          </table:table-cell>
          <table:table-cell table:number-columns-repeated="6"/>
          <table:table-cell table:style-name="ce15" table:number-columns-repeated="2"/>
          <table:table-cell table:number-columns-repeated="3"/>
          <table:table-cell table:style-name="ce2"/>
          <table:table-cell table:style-name="ce15"/>
          <table:table-cell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Venilche</text:p>
          </table:table-cell>
          <table:table-cell table:number-columns-repeated="6"/>
          <table:table-cell table:style-name="ce15" table:number-columns-repeated="2"/>
          <table:table-cell table:number-columns-repeated="3"/>
          <table:table-cell table:style-name="ce15"/>
          <table:table-cell table:style-name="ce2"/>
          <table:table-cell table:style-name="ce1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Mechansa</text:p>
          </table:table-cell>
          <table:table-cell table:number-columns-repeated="7"/>
          <table:table-cell table:style-name="ce15" table:number-columns-repeated="2"/>
          <table:table-cell table:number-columns-repeated="3"/>
          <table:table-cell table:style-name="ce15"/>
          <table:table-cell table:style-name="ce2"/>
          <table:table-cell/>
          <table:table-cell table:style-name="ce15" table:number-columns-repeated="2"/>
          <table:table-cell table:style-name="Default"/>
          <table:table-cell table:style-name="ce15"/>
          <table:table-cell/>
          <table:table-cell table:style-name="ce15"/>
          <table:table-cell table:number-columns-repeated="1002"/>
        </table:table-row>
        <table:table-row table:style-name="ro1">
          <table:table-cell office:value-type="string" calcext:value-type="string">
            <text:p>Vantrokeno</text:p>
          </table:table-cell>
          <table:table-cell table:number-columns-repeated="11"/>
          <table:table-cell table:style-name="ce15" table:number-columns-repeated="2"/>
          <table:table-cell/>
          <table:table-cell table:style-name="ce2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0"/>
        </table:table-row>
        <table:table-row table:style-name="ro1">
          <table:table-cell office:value-type="string" calcext:value-type="string">
            <text:p>Vanuchu</text:p>
          </table:table-cell>
          <table:table-cell table:number-columns-repeated="7"/>
          <table:table-cell table:style-name="ce15" table:number-columns-repeated="2"/>
          <table:table-cell table:number-columns-repeated="4"/>
          <table:table-cell table:style-name="ce15" table:number-columns-repeated="2"/>
          <table:table-cell table:style-name="ce2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2"/>
        </table:table-row>
        <table:table-row table:style-name="ro1">
          <table:table-cell office:value-type="string" calcext:value-type="string">
            <text:p>Izukini</text:p>
          </table:table-cell>
          <table:table-cell table:number-columns-repeated="7"/>
          <table:table-cell table:style-name="ce15" table:number-columns-repeated="3"/>
          <table:table-cell table:number-columns-repeated="3"/>
          <table:table-cell table:style-name="ce15" table:number-columns-repeated="3"/>
          <table:table-cell table:style-name="ce2"/>
          <table:table-cell/>
          <table:table-cell table:style-name="ce15"/>
          <table:table-cell/>
          <table:table-cell table:style-name="ce15"/>
          <table:table-cell table:number-columns-repeated="1002"/>
        </table:table-row>
        <table:table-row table:style-name="ro1">
          <table:table-cell office:value-type="string" calcext:value-type="string">
            <text:p>Budunu</text:p>
          </table:table-cell>
          <table:table-cell table:number-columns-repeated="9"/>
          <table:table-cell table:style-name="ce15"/>
          <table:table-cell table:number-columns-repeated="7"/>
          <table:table-cell table:style-name="ce2"/>
          <table:table-cell table:style-name="ce15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Azucar</text:p>
          </table:table-cell>
          <table:table-cell table:number-columns-repeated="7"/>
          <table:table-cell table:style-name="ce15"/>
          <table:table-cell table:number-columns-repeated="5"/>
          <table:table-cell table:style-name="ce15" table:number-columns-repeated="5"/>
          <table:table-cell table:style-name="ce2"/>
          <table:table-cell table:style-name="ce15" table:number-columns-repeated="2"/>
          <table:table-cell/>
          <table:table-cell table:style-name="ce15"/>
          <table:table-cell table:number-columns-repeated="1000"/>
        </table:table-row>
        <table:table-row table:style-name="ro1">
          <table:table-cell office:value-type="string" calcext:value-type="string">
            <text:p>Loncar</text:p>
          </table:table-cell>
          <table:table-cell table:number-columns-repeated="9"/>
          <table:table-cell table:style-name="ce15" table:number-columns-repeated="2"/>
          <table:table-cell table:number-columns-repeated="6"/>
          <table:table-cell table:style-name="ce15" table:number-columns-repeated="2"/>
          <table:table-cell table:style-name="ce2"/>
          <table:table-cell table:number-columns-repeated="1003"/>
        </table:table-row>
        <table:table-row table:style-name="ro1">
          <table:table-cell office:value-type="string" calcext:value-type="string">
            <text:p>Arania</text:p>
          </table:table-cell>
          <table:table-cell table:number-columns-repeated="7"/>
          <table:table-cell table:style-name="ce15"/>
          <table:table-cell table:number-columns-repeated="5"/>
          <table:table-cell table:style-name="ce15" table:number-columns-repeated="4"/>
          <table:table-cell/>
          <table:table-cell table:style-name="ce15"/>
          <table:table-cell/>
          <table:table-cell table:style-name="ce2"/>
          <table:table-cell table:style-name="ce15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Kimundu</text:p>
          </table:table-cell>
          <table:table-cell table:number-columns-repeated="20"/>
          <table:table-cell table:style-name="ce15"/>
          <table:table-cell table:style-name="ce2"/>
          <table:table-cell table:number-columns-repeated="1001"/>
        </table:table-row>
        <table:table-row table:style-name="ro1">
          <table:table-cell office:value-type="string" calcext:value-type="string">
            <text:p>Agula</text:p>
          </table:table-cell>
          <table:table-cell table:number-columns-repeated="10"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2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1:46:09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6:59:15.630000000</meta:creation-date>
    <dc:date>2018-10-05T13:16:05.075000000</dc:date>
    <meta:editing-duration>PT1H34M45S</meta:editing-duration>
    <meta:editing-cycles>30</meta:editing-cycles>
    <meta:generator>LibreOffice/6.1.1.2$Windows_X86_64 LibreOffice_project/5d19a1bfa650b796764388cd8b33a5af1f5baa1b</meta:generator>
    <meta:document-statistic meta:table-count="3" meta:cell-count="3055" meta:object-count="0"/>
  </office:meta>
</office:document-meta>
</file>